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758332" table:style-name="ce9">
            <text:p>15.758.332</text:p>
          </table:table-cell>
          <table:table-cell office:value-type="percentage" office:value="0.96548468049857616" table:style-name="ce10">
            <text:p>96,5%</text:p>
          </table:table-cell>
          <table:table-cell office:value-type="float" office:value="7387177" table:style-name="ce8">
            <text:p>7.387.177</text:p>
          </table:table-cell>
          <table:table-cell office:value-type="float" office:value="6888037" table:style-name="ce8">
            <text:p>6.888.037</text:p>
          </table:table-cell>
          <table:table-cell office:value-type="float" office:value="2714241" table:style-name="ce8">
            <text:p>2.714.241</text:p>
          </table:table-cell>
          <table:table-cell office:value-type="date" office:date-value="2022-01-20T00:00:00" table:style-name="ce11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486508.5" table:style-name="ce14">
            <text:p>2.486.509</text:p>
          </table:table-cell>
          <table:table-cell office:value-type="percentage" office:value="0.94459251599609628" table:style-name="ce15">
            <text:p>94,5%</text:p>
          </table:table-cell>
          <table:table-cell office:value-type="float" office:value="1136957" table:style-name="ce13">
            <text:p>1.136.957</text:p>
          </table:table-cell>
          <table:table-cell office:value-type="float" office:value="1072259" table:style-name="ce13">
            <text:p>1.072.259</text:p>
          </table:table-cell>
          <table:table-cell office:value-type="float" office:value="543022" table:style-name="ce13">
            <text:p>543.022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175397.5" table:style-name="ce14">
            <text:p>2.175.398</text:p>
          </table:table-cell>
          <table:table-cell office:value-type="percentage" office:value="0.93080066320800126" table:style-name="ce15">
            <text:p>93,1%</text:p>
          </table:table-cell>
          <table:table-cell office:value-type="float" office:value="920311" table:style-name="ce13">
            <text:p>920.311</text:p>
          </table:table-cell>
          <table:table-cell office:value-type="float" office:value="871312" table:style-name="ce13">
            <text:p>871.312</text:p>
          </table:table-cell>
          <table:table-cell office:value-type="float" office:value="630317" table:style-name="ce13">
            <text:p>630.317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18934" table:style-name="ce14">
            <text:p>1.918.934</text:p>
          </table:table-cell>
          <table:table-cell office:value-type="percentage" office:value="0.8644337471406035" table:style-name="ce15">
            <text:p>86,4%</text:p>
          </table:table-cell>
          <table:table-cell office:value-type="float" office:value="917969" table:style-name="ce13">
            <text:p>917.969</text:p>
          </table:table-cell>
          <table:table-cell office:value-type="float" office:value="874930" table:style-name="ce13">
            <text:p>874.930</text:p>
          </table:table-cell>
          <table:table-cell office:value-type="float" office:value="340461" table:style-name="ce13">
            <text:p>340.461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31260" table:style-name="ce14">
            <text:p>4.031.260</text:p>
          </table:table-cell>
          <table:table-cell office:value-type="float" office:value="3884435" table:style-name="ce14">
            <text:p>3.884.435</text:p>
          </table:table-cell>
          <table:table-cell office:value-type="percentage" office:value="0.9635783849218359" table:style-name="ce15">
            <text:p>96,4%</text:p>
          </table:table-cell>
          <table:table-cell office:value-type="float" office:value="1792642" table:style-name="ce13">
            <text:p>1.792.642</text:p>
          </table:table-cell>
          <table:table-cell office:value-type="float" office:value="1673650" table:style-name="ce13">
            <text:p>1.673.650</text:p>
          </table:table-cell>
          <table:table-cell office:value-type="float" office:value="766906" table:style-name="ce13">
            <text:p>766.906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72045.5" table:style-name="ce14">
            <text:p>1.172.046</text:p>
          </table:table-cell>
          <table:table-cell office:value-type="percentage" office:value="0.94676319722121249" table:style-name="ce15">
            <text:p>94,7%</text:p>
          </table:table-cell>
          <table:table-cell office:value-type="float" office:value="514079" table:style-name="ce13">
            <text:p>514.079</text:p>
          </table:table-cell>
          <table:table-cell office:value-type="float" office:value="486977" table:style-name="ce13">
            <text:p>486.977</text:p>
          </table:table-cell>
          <table:table-cell office:value-type="float" office:value="280302" table:style-name="ce13">
            <text:p>280.302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15191.5" table:style-name="ce14">
            <text:p>5.015.192</text:p>
          </table:table-cell>
          <table:table-cell office:value-type="percentage" office:value="0.94537817264528767" table:style-name="ce15">
            <text:p>94,5%</text:p>
          </table:table-cell>
          <table:table-cell office:value-type="float" office:value="2130662" table:style-name="ce13">
            <text:p>2.130.662</text:p>
          </table:table-cell>
          <table:table-cell office:value-type="float" office:value="2003358" table:style-name="ce13">
            <text:p>2.003.358</text:p>
          </table:table-cell>
          <table:table-cell office:value-type="float" office:value="1217565" table:style-name="ce13">
            <text:p>1.217.565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19742.5" table:style-name="ce14">
            <text:p>3.719.743</text:p>
          </table:table-cell>
          <table:table-cell office:value-type="percentage" office:value="0.90326119289725304" table:style-name="ce15">
            <text:p>90,3%</text:p>
          </table:table-cell>
          <table:table-cell office:value-type="float" office:value="1738919" table:style-name="ce13">
            <text:p>1.738.919</text:p>
          </table:table-cell>
          <table:table-cell office:value-type="float" office:value="1598833" table:style-name="ce13">
            <text:p>1.598.833</text:p>
          </table:table-cell>
          <table:table-cell office:value-type="float" office:value="816144" table:style-name="ce13">
            <text:p>816.144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486293" table:style-name="ce14">
            <text:p>13.486.293</text:p>
          </table:table-cell>
          <table:table-cell office:value-type="percentage" office:value="0.94820778840927999" table:style-name="ce15">
            <text:p>94,8%</text:p>
          </table:table-cell>
          <table:table-cell office:value-type="float" office:value="6423804" table:style-name="ce13">
            <text:p>6.423.804</text:p>
          </table:table-cell>
          <table:table-cell office:value-type="float" office:value="6065117" table:style-name="ce13">
            <text:p>6.065.117</text:p>
          </table:table-cell>
          <table:table-cell office:value-type="float" office:value="3035059" table:style-name="ce13">
            <text:p>3.035.059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67470" table:style-name="ce7">
            <text:p>6.767.47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70135" table:style-name="ce14">
            <text:p>10.470.135</text:p>
          </table:table-cell>
          <table:table-cell office:value-type="float" office:value="9412672.5" table:style-name="ce14">
            <text:p>9.412.673</text:p>
          </table:table-cell>
          <table:table-cell office:value-type="percentage" office:value="0.89900201859861406" table:style-name="ce15">
            <text:p>89,9%</text:p>
          </table:table-cell>
          <table:table-cell office:value-type="float" office:value="4366976" table:style-name="ce13">
            <text:p>4.366.976</text:p>
          </table:table-cell>
          <table:table-cell office:value-type="float" office:value="4089541" table:style-name="ce13">
            <text:p>4.089.541</text:p>
          </table:table-cell>
          <table:table-cell office:value-type="float" office:value="2058566" table:style-name="ce13">
            <text:p>2.058.566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30085" table:style-name="ce14">
            <text:p>2.130.085</text:p>
          </table:table-cell>
          <table:table-cell office:value-type="percentage" office:value="1" table:style-name="ce15">
            <text:p>100,0%</text:p>
          </table:table-cell>
          <table:table-cell office:value-type="float" office:value="951884" table:style-name="ce13">
            <text:p>951.884</text:p>
          </table:table-cell>
          <table:table-cell office:value-type="float" office:value="894598" table:style-name="ce13">
            <text:p>894.598</text:p>
          </table:table-cell>
          <table:table-cell office:value-type="float" office:value="461883" table:style-name="ce13">
            <text:p>461.883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884980" table:style-name="ce7">
            <text:p>88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770384" table:style-name="ce14">
            <text:p>5.770.384</text:p>
          </table:table-cell>
          <table:table-cell office:value-type="float" office:value="5761990.5" table:style-name="ce14">
            <text:p>5.761.991</text:p>
          </table:table-cell>
          <table:table-cell office:value-type="percentage" office:value="0.99854541742802561" table:style-name="ce15">
            <text:p>99,9%</text:p>
          </table:table-cell>
          <table:table-cell office:value-type="float" office:value="2461134" table:style-name="ce13">
            <text:p>2.461.134</text:p>
          </table:table-cell>
          <table:table-cell office:value-type="float" office:value="2317645" table:style-name="ce13">
            <text:p>2.317.645</text:p>
          </table:table-cell>
          <table:table-cell office:value-type="float" office:value="1644623" table:style-name="ce13">
            <text:p>1.644.623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0561" table:style-name="ce14">
            <text:p>600.561</text:p>
          </table:table-cell>
          <table:table-cell office:value-type="percentage" office:value="0.93541684513842915" table:style-name="ce15">
            <text:p>93,5%</text:p>
          </table:table-cell>
          <table:table-cell office:value-type="float" office:value="280114" table:style-name="ce13">
            <text:p>280.114</text:p>
          </table:table-cell>
          <table:table-cell office:value-type="float" office:value="261137" table:style-name="ce13">
            <text:p>261.137</text:p>
          </table:table-cell>
          <table:table-cell office:value-type="float" office:value="128923" table:style-name="ce13">
            <text:p>128.923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418685" table:style-name="ce14">
            <text:p>12.418.685</text:p>
          </table:table-cell>
          <table:table-cell office:value-type="float" office:value="12266991.5" table:style-name="ce14">
            <text:p>12.266.992</text:p>
          </table:table-cell>
          <table:table-cell office:value-type="percentage" office:value="0.98778505936820205" table:style-name="ce15">
            <text:p>98,8%</text:p>
          </table:table-cell>
          <table:table-cell office:value-type="float" office:value="5708514" table:style-name="ce13">
            <text:p>5.708.514</text:p>
          </table:table-cell>
          <table:table-cell office:value-type="float" office:value="5359082" table:style-name="ce13">
            <text:p>5.359.082</text:p>
          </table:table-cell>
          <table:table-cell office:value-type="float" office:value="2597613" table:style-name="ce13">
            <text:p>2.597.613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45869" table:style-name="ce14">
            <text:p>2.645.869</text:p>
          </table:table-cell>
          <table:table-cell office:value-type="percentage" office:value="0.95720024962240091" table:style-name="ce15">
            <text:p>95,7%</text:p>
          </table:table-cell>
          <table:table-cell office:value-type="float" office:value="1290000" table:style-name="ce13">
            <text:p>1.290.000</text:p>
          </table:table-cell>
          <table:table-cell office:value-type="float" office:value="1197033" table:style-name="ce13">
            <text:p>1.197.033</text:p>
          </table:table-cell>
          <table:table-cell office:value-type="float" office:value="522365" table:style-name="ce13">
            <text:p>522.365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30592.5" table:style-name="ce14">
            <text:p>1.230.593</text:p>
          </table:table-cell>
          <table:table-cell office:value-type="percentage" office:value="0.91455991830892336" table:style-name="ce15">
            <text:p>91,5%</text:p>
          </table:table-cell>
          <table:table-cell office:value-type="float" office:value="562206" table:style-name="ce13">
            <text:p>562.206</text:p>
          </table:table-cell>
          <table:table-cell office:value-type="float" office:value="531619" table:style-name="ce13">
            <text:p>531.619</text:p>
          </table:table-cell>
          <table:table-cell office:value-type="float" office:value="276124" table:style-name="ce13">
            <text:p>276.124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189613" table:style-name="ce14">
            <text:p>4.189.613</text:p>
          </table:table-cell>
          <table:table-cell office:value-type="percentage" office:value="0.93900140639095431" table:style-name="ce15">
            <text:p>93,9%</text:p>
          </table:table-cell>
          <table:table-cell office:value-type="float" office:value="1932339" table:style-name="ce13">
            <text:p>1.932.339</text:p>
          </table:table-cell>
          <table:table-cell office:value-type="float" office:value="1821790" table:style-name="ce13">
            <text:p>1.821.790</text:p>
          </table:table-cell>
          <table:table-cell office:value-type="float" office:value="977966" table:style-name="ce13">
            <text:p>977.966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38567" table:style-name="ce14">
            <text:p>138.567</text:p>
          </table:table-cell>
          <table:table-cell office:value-type="percentage" office:value="0.85403916202873364" table:style-name="ce15">
            <text:p>85,4%</text:p>
          </table:table-cell>
          <table:table-cell office:value-type="float" office:value="66985" table:style-name="ce13">
            <text:p>66.985</text:p>
          </table:table-cell>
          <table:table-cell office:value-type="float" office:value="61557" table:style-name="ce13">
            <text:p>61.557</text:p>
          </table:table-cell>
          <table:table-cell office:value-type="float" office:value="24541" table:style-name="ce13">
            <text:p>24.541</text:p>
          </table:table-cell>
          <table:table-cell office:value-type="date" office:date-value="2022-01-20T00:00:00" table:style-name="ce16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1099" table:style-name="ce14">
            <text:p>131.099</text:p>
          </table:table-cell>
          <table:table-cell office:value-type="percentage" office:value="0.84340581574884199" table:style-name="ce15">
            <text:p>84,3%</text:p>
          </table:table-cell>
          <table:table-cell office:value-type="float" office:value="64131" table:style-name="ce13">
            <text:p>64.131</text:p>
          </table:table-cell>
          <table:table-cell office:value-type="float" office:value="59016" table:style-name="ce13">
            <text:p>59.016</text:p>
          </table:table-cell>
          <table:table-cell office:value-type="float" office:value="22397" table:style-name="ce13">
            <text:p>22.397</text:p>
          </table:table-cell>
          <table:table-cell office:value-type="date" office:date-value="2022-01-20T00:00:00" table:style-name="ce17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12371" table:style-name="ce14">
            <text:p>212.371</text:p>
          </table:table-cell>
          <table:table-cell office:value-type="percentage" office:value="0.99927067747005072" table:style-name="ce15">
            <text:p>99,9%</text:p>
          </table:table-cell>
          <table:table-cell office:value-type="float" office:value="95406" table:style-name="ce13">
            <text:p>95.406</text:p>
          </table:table-cell>
          <table:table-cell office:value-type="float" office:value="92460" table:style-name="ce13">
            <text:p>92.460</text:p>
          </table:table-cell>
          <table:table-cell office:value-type="float" office:value="51284" table:style-name="ce13">
            <text:p>51.284</text:p>
          </table:table-cell>
          <table:table-cell office:value-type="date" office:date-value="2022-01-20T00:00:00" table:style-name="ce17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90" table:style-name="ce7">
            <text:p>7.09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775" table:style-name="ce14">
            <text:p>11.775</text:p>
          </table:table-cell>
          <table:table-cell office:value-type="float" office:value="11275" table:style-name="ce14">
            <text:p>11.275</text:p>
          </table:table-cell>
          <table:table-cell office:value-type="percentage" office:value="0.9575371549893843" table:style-name="ce15">
            <text:p>95,8%</text:p>
          </table:table-cell>
          <table:table-cell office:value-type="float" office:value="7912" table:style-name="ce13">
            <text:p>7.912</text:p>
          </table:table-cell>
          <table:table-cell office:value-type="float" office:value="7449" table:style-name="ce13">
            <text:p>7.449</text:p>
          </table:table-cell>
          <table:table-cell office:value-type="float" office:value="1288" table:style-name="ce13">
            <text:p>1.288</text:p>
          </table:table-cell>
          <table:table-cell office:value-type="date" office:date-value="2022-01-20T00:00:00" table:style-name="ce17">
            <text:p>20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152760" table:style-name="ce20">
            <text:p>17.152.76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2953787" table:style-name="ce23">
            <text:p>92.953.787</text:p>
          </table:table-cell>
          <table:table-cell office:value-type="float" office:value="88348566.5" table:style-name="ce23">
            <text:p>88.348.567</text:p>
          </table:table-cell>
          <table:table-cell office:value-type="percentage" office:value="0.95045688133179551" table:style-name="ce24">
            <text:p>95,0%</text:p>
          </table:table-cell>
          <table:table-cell office:value-type="float" office:value="40750121" table:style-name="ce23">
            <text:p>40.750.121</text:p>
          </table:table-cell>
          <table:table-cell office:value-type="float" office:value="38227400" table:style-name="ce23">
            <text:p>38.227.400</text:p>
          </table:table-cell>
          <table:table-cell office:value-type="float" office:value="19111590" table:style-name="ce23">
            <text:p>19.111.59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13769" table:style-name="ce31">
            <text:p>7.013.769</text:p>
          </table:table-cell>
          <table:table-cell office:value-type="percentage" office:value="0.93417212694983554" table:style-name="ce32">
            <text:p>93,4%</text:p>
          </table:table-cell>
          <table:table-cell office:value-type="float" office:value="6888037" table:style-name="ce31">
            <text:p>6.888.037</text:p>
          </table:table-cell>
          <table:table-cell office:value-type="percentage" office:value="0.91742573426629315" table:style-name="ce32">
            <text:p>91,7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1099" table:style-name="ce31">
            <text:p>1.091.099</text:p>
          </table:table-cell>
          <table:table-cell office:value-type="percentage" office:value="0.91734627646694822" table:style-name="ce32">
            <text:p>91,7%</text:p>
          </table:table-cell>
          <table:table-cell office:value-type="float" office:value="1072259" table:style-name="ce31">
            <text:p>1.072.259</text:p>
          </table:table-cell>
          <table:table-cell office:value-type="percentage" office:value="0.9015064637197665" table:style-name="ce32">
            <text:p>90,2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404" table:style-name="ce31">
            <text:p>882.404</text:p>
          </table:table-cell>
          <table:table-cell office:value-type="percentage" office:value="0.9483656780020786" table:style-name="ce32">
            <text:p>94,8%</text:p>
          </table:table-cell>
          <table:table-cell office:value-type="float" office:value="871312" table:style-name="ce31">
            <text:p>871.312</text:p>
          </table:table-cell>
          <table:table-cell office:value-type="percentage" office:value="0.93644452612561491" table:style-name="ce32">
            <text:p>93,6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2734" table:style-name="ce31">
            <text:p>892.734</text:p>
          </table:table-cell>
          <table:table-cell office:value-type="percentage" office:value="0.82417348066400353" table:style-name="ce32">
            <text:p>82,4%</text:p>
          </table:table-cell>
          <table:table-cell office:value-type="float" office:value="874930" table:style-name="ce31">
            <text:p>874.930</text:p>
          </table:table-cell>
          <table:table-cell office:value-type="percentage" office:value="0.80773679890914496" table:style-name="ce32">
            <text:p>80,8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0038" table:style-name="ce31">
            <text:p>1.730.038</text:p>
          </table:table-cell>
          <table:table-cell office:value-type="percentage" office:value="0.85076318666268669" table:style-name="ce32">
            <text:p>85,1%</text:p>
          </table:table-cell>
          <table:table-cell office:value-type="float" office:value="1673650" table:style-name="ce31">
            <text:p>1.673.650</text:p>
          </table:table-cell>
          <table:table-cell office:value-type="percentage" office:value="0.82303383356782078" table:style-name="ce32">
            <text:p>82,3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435" table:style-name="ce31">
            <text:p>492.435</text:p>
          </table:table-cell>
          <table:table-cell office:value-type="percentage" office:value="0.93430184684154804" table:style-name="ce32">
            <text:p>93,4%</text:p>
          </table:table-cell>
          <table:table-cell office:value-type="float" office:value="486977" table:style-name="ce31">
            <text:p>486.977</text:p>
          </table:table-cell>
          <table:table-cell office:value-type="percentage" office:value="0.92394632889489281" table:style-name="ce32">
            <text:p>92,4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1032" table:style-name="ce31">
            <text:p>2.041.032</text:p>
          </table:table-cell>
          <table:table-cell office:value-type="percentage" office:value="0.93963719800068968" table:style-name="ce32">
            <text:p>94,0%</text:p>
          </table:table-cell>
          <table:table-cell office:value-type="float" office:value="2003358" table:style-name="ce31">
            <text:p>2.003.358</text:p>
          </table:table-cell>
          <table:table-cell office:value-type="percentage" office:value="0.92229308394589871" table:style-name="ce32">
            <text:p>92,2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6470" table:style-name="ce31">
            <text:p>1.656.470</text:p>
          </table:table-cell>
          <table:table-cell office:value-type="percentage" office:value="0.91211189803103609" table:style-name="ce32">
            <text:p>91,2%</text:p>
          </table:table-cell>
          <table:table-cell office:value-type="float" office:value="1598833" table:style-name="ce31">
            <text:p>1.598.833</text:p>
          </table:table-cell>
          <table:table-cell office:value-type="percentage" office:value="0.88037489496619648" table:style-name="ce32">
            <text:p>88,0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17801" table:style-name="ce31">
            <text:p>6.217.801</text:p>
          </table:table-cell>
          <table:table-cell office:value-type="percentage" office:value="0.91675338603629919" table:style-name="ce32">
            <text:p>91,7%</text:p>
          </table:table-cell>
          <table:table-cell office:value-type="float" office:value="6065117" table:style-name="ce31">
            <text:p>6.065.117</text:p>
          </table:table-cell>
          <table:table-cell office:value-type="percentage" office:value="0.89424163726956218" table:style-name="ce32">
            <text:p>89,4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2335" table:style-name="ce31">
            <text:p>4.162.335</text:p>
          </table:table-cell>
          <table:table-cell office:value-type="percentage" office:value="0.92660527788574687" table:style-name="ce32">
            <text:p>92,7%</text:p>
          </table:table-cell>
          <table:table-cell office:value-type="float" office:value="4089541" table:style-name="ce31">
            <text:p>4.089.541</text:p>
          </table:table-cell>
          <table:table-cell office:value-type="percentage" office:value="0.91040011789780384" table:style-name="ce32">
            <text:p>91,0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695" table:style-name="ce31">
            <text:p>907.695</text:p>
          </table:table-cell>
          <table:table-cell office:value-type="percentage" office:value="0.95557906704986895" table:style-name="ce32">
            <text:p>95,6%</text:p>
          </table:table-cell>
          <table:table-cell office:value-type="float" office:value="894598" table:style-name="ce31">
            <text:p>894.598</text:p>
          </table:table-cell>
          <table:table-cell office:value-type="percentage" office:value="0.94179115476528863" table:style-name="ce32">
            <text:p>94,2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7385" table:style-name="ce31">
            <text:p>2.337.385</text:p>
          </table:table-cell>
          <table:table-cell office:value-type="percentage" office:value="0.95165478006634019" table:style-name="ce32">
            <text:p>95,2%</text:p>
          </table:table-cell>
          <table:table-cell office:value-type="float" office:value="2317645" table:style-name="ce31">
            <text:p>2.317.645</text:p>
          </table:table-cell>
          <table:table-cell office:value-type="percentage" office:value="0.94361773637926705" table:style-name="ce32">
            <text:p>94,4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506" table:style-name="ce31">
            <text:p>267.506</text:p>
          </table:table-cell>
          <table:table-cell office:value-type="percentage" office:value="0.95035864131960113" table:style-name="ce32">
            <text:p>95,0%</text:p>
          </table:table-cell>
          <table:table-cell office:value-type="float" office:value="261137" table:style-name="ce31">
            <text:p>261.137</text:p>
          </table:table-cell>
          <table:table-cell office:value-type="percentage" office:value="0.92773173131921027" table:style-name="ce32">
            <text:p>92,8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00420" table:style-name="ce31">
            <text:p>5.500.420</text:p>
          </table:table-cell>
          <table:table-cell office:value-type="percentage" office:value="0.92120327427587223" table:style-name="ce32">
            <text:p>92,1%</text:p>
          </table:table-cell>
          <table:table-cell office:value-type="float" office:value="5359082" table:style-name="ce31">
            <text:p>5.359.082</text:p>
          </table:table-cell>
          <table:table-cell office:value-type="percentage" office:value="0.89753216763681509" table:style-name="ce32">
            <text:p>89,8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9409" table:style-name="ce31">
            <text:p>1.229.409</text:p>
          </table:table-cell>
          <table:table-cell office:value-type="percentage" office:value="0.93305702580573668" table:style-name="ce32">
            <text:p>93,3%</text:p>
          </table:table-cell>
          <table:table-cell office:value-type="float" office:value="1197033" table:style-name="ce31">
            <text:p>1.197.033</text:p>
          </table:table-cell>
          <table:table-cell office:value-type="percentage" office:value="0.90848533789106678" table:style-name="ce32">
            <text:p>90,8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021" table:style-name="ce31">
            <text:p>538.021</text:p>
          </table:table-cell>
          <table:table-cell office:value-type="percentage" office:value="0.92734421052994442" table:style-name="ce32">
            <text:p>92,7%</text:p>
          </table:table-cell>
          <table:table-cell office:value-type="float" office:value="531619" table:style-name="ce31">
            <text:p>531.619</text:p>
          </table:table-cell>
          <table:table-cell office:value-type="percentage" office:value="0.91630958988165623" table:style-name="ce32">
            <text:p>91,6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6566" table:style-name="ce31">
            <text:p>1.856.566</text:p>
          </table:table-cell>
          <table:table-cell office:value-type="percentage" office:value="0.94952724788045328" table:style-name="ce32">
            <text:p>95,0%</text:p>
          </table:table-cell>
          <table:table-cell office:value-type="float" office:value="1821790" table:style-name="ce31">
            <text:p>1.821.790</text:p>
          </table:table-cell>
          <table:table-cell office:value-type="percentage" office:value="0.93174131429538787" table:style-name="ce32">
            <text:p>93,2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4381" table:style-name="ce31">
            <text:p>64.381</text:p>
          </table:table-cell>
          <table:table-cell office:value-type="percentage" office:value="0.90640442636106378" table:style-name="ce32">
            <text:p>90,6%</text:p>
          </table:table-cell>
          <table:table-cell office:value-type="float" office:value="61557" table:style-name="ce31">
            <text:p>61.557</text:p>
          </table:table-cell>
          <table:table-cell office:value-type="percentage" office:value="0.86664601782370576" table:style-name="ce32">
            <text:p>86,7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39" table:style-name="ce31">
            <text:p>61.339</text:p>
          </table:table-cell>
          <table:table-cell office:value-type="percentage" office:value="0.89852928251252451" table:style-name="ce32">
            <text:p>89,9%</text:p>
          </table:table-cell>
          <table:table-cell office:value-type="float" office:value="59016" table:style-name="ce31">
            <text:p>59.016</text:p>
          </table:table-cell>
          <table:table-cell office:value-type="percentage" office:value="0.86450062988896381" table:style-name="ce32">
            <text:p>86,5%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06" table:style-name="ce31">
            <text:p>95.406</text:p>
          </table:table-cell>
          <table:table-cell office:value-type="string" table:style-name="ce32">
            <text:p>-</text:p>
          </table:table-cell>
          <table:table-cell office:value-type="float" office:value="92460" table:style-name="ce31">
            <text:p>92.460</text:p>
          </table:table-cell>
          <table:table-cell office:value-type="string" table:style-name="ce32">
            <text:p>-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12" table:style-name="ce31">
            <text:p>7.912</text:p>
          </table:table-cell>
          <table:table-cell office:value-type="string" table:style-name="ce32">
            <text:p>-</text:p>
          </table:table-cell>
          <table:table-cell office:value-type="float" office:value="7449" table:style-name="ce31">
            <text:p>7.449</text:p>
          </table:table-cell>
          <table:table-cell office:value-type="string" table:style-name="ce32">
            <text:p>-</text:p>
          </table:table-cell>
          <table:table-cell office:value-type="date" office:date-value="2022-01-20T00:00:00" table:style-name="ce33">
            <text:p>20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46157" table:style-name="ce34">
            <text:p>39.046.157</text:p>
          </table:table-cell>
          <table:table-cell office:value-type="percentage" office:value="0.92559266221268577" table:style-name="ce24">
            <text:p>92,6%</text:p>
          </table:table-cell>
          <table:table-cell office:value-type="float" office:value="38227400" table:style-name="ce34">
            <text:p>38.227.400</text:p>
          </table:table-cell>
          <table:table-cell office:value-type="percentage" office:value="0.90618395391559847" table:style-name="ce24">
            <text:p>90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271" table:style-name="ce43">
            <text:p>435.271</text:p>
          </table:table-cell>
          <table:table-cell office:value-type="percentage" office:value="1" table:style-name="ce44">
            <text:p>100,0%</text:p>
          </table:table-cell>
          <table:table-cell office:value-type="float" office:value="656163" table:style-name="ce43">
            <text:p>656.163</text:p>
          </table:table-cell>
          <table:table-cell office:value-type="percentage" office:value="1" table:style-name="ce44">
            <text:p>100,0%</text:p>
          </table:table-cell>
          <table:table-cell office:value-type="float" office:value="936571" table:style-name="ce43">
            <text:p>936.571</text:p>
          </table:table-cell>
          <table:table-cell office:value-type="percentage" office:value="0.97739788714388731" table:style-name="ce44">
            <text:p>97,7%</text:p>
          </table:table-cell>
          <table:table-cell office:value-type="float" office:value="1227767" table:style-name="ce43">
            <text:p>1.227.767</text:p>
          </table:table-cell>
          <table:table-cell office:value-type="percentage" office:value="0.95353804119475827" table:style-name="ce44">
            <text:p>95,4%</text:p>
          </table:table-cell>
          <table:table-cell office:value-type="float" office:value="1273810" table:style-name="ce43">
            <text:p>1.273.810</text:p>
          </table:table-cell>
          <table:table-cell office:value-type="percentage" office:value="0.92015955663942861" table:style-name="ce44">
            <text:p>92,0%</text:p>
          </table:table-cell>
          <table:table-cell office:value-type="float" office:value="963318" table:style-name="ce43">
            <text:p>963.318</text:p>
          </table:table-cell>
          <table:table-cell office:value-type="percentage" office:value="0.87433436833177069" table:style-name="ce44">
            <text:p>87,4%</text:p>
          </table:table-cell>
          <table:table-cell office:value-type="float" office:value="806443" table:style-name="ce43">
            <text:p>806.443</text:p>
          </table:table-cell>
          <table:table-cell office:value-type="percentage" office:value="0.87078344735841884" table:style-name="ce44">
            <text:p>87,1%</text:p>
          </table:table-cell>
          <table:table-cell office:value-type="float" office:value="714426" table:style-name="ce43">
            <text:p>714.426</text:p>
          </table:table-cell>
          <table:table-cell office:value-type="percentage" office:value="0.92440926135349089" table:style-name="ce44">
            <text:p>92,4%</text:p>
          </table:table-cell>
          <table:table-cell office:value-type="float" office:value="7013769" table:style-name="ce43">
            <text:p>7.013.76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417212694983554" table:style-name="ce44">
            <text:p>93,4%</text:p>
          </table:table-cell>
          <table:table-cell office:value-type="percentage" office:value="0.82493413188583642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28" table:style-name="ce46">
            <text:p>101.628</text:p>
          </table:table-cell>
          <table:table-cell office:value-type="percentage" office:value="1" table:style-name="ce47">
            <text:p>100,0%</text:p>
          </table:table-cell>
          <table:table-cell office:value-type="float" office:value="119759" table:style-name="ce46">
            <text:p>119.759</text:p>
          </table:table-cell>
          <table:table-cell office:value-type="percentage" office:value="1" table:style-name="ce47">
            <text:p>100,0%</text:p>
          </table:table-cell>
          <table:table-cell office:value-type="float" office:value="155798" table:style-name="ce46">
            <text:p>155.798</text:p>
          </table:table-cell>
          <table:table-cell office:value-type="percentage" office:value="0.96582976876821025" table:style-name="ce47">
            <text:p>96,6%</text:p>
          </table:table-cell>
          <table:table-cell office:value-type="float" office:value="188118" table:style-name="ce46">
            <text:p>188.118</text:p>
          </table:table-cell>
          <table:table-cell office:value-type="percentage" office:value="0.93605015673981196" table:style-name="ce47">
            <text:p>93,6%</text:p>
          </table:table-cell>
          <table:table-cell office:value-type="float" office:value="191597" table:style-name="ce46">
            <text:p>191.597</text:p>
          </table:table-cell>
          <table:table-cell office:value-type="percentage" office:value="0.89683434985512811" table:style-name="ce47">
            <text:p>89,7%</text:p>
          </table:table-cell>
          <table:table-cell office:value-type="float" office:value="130947" table:style-name="ce46">
            <text:p>130.947</text:p>
          </table:table-cell>
          <table:table-cell office:value-type="percentage" office:value="0.82732281176158406" table:style-name="ce47">
            <text:p>82,7%</text:p>
          </table:table-cell>
          <table:table-cell office:value-type="float" office:value="109597" table:style-name="ce46">
            <text:p>109.597</text:p>
          </table:table-cell>
          <table:table-cell office:value-type="percentage" office:value="0.83791036560192056" table:style-name="ce47">
            <text:p>83,8%</text:p>
          </table:table-cell>
          <table:table-cell office:value-type="float" office:value="93655" table:style-name="ce46">
            <text:p>93.655</text:p>
          </table:table-cell>
          <table:table-cell office:value-type="percentage" office:value="0.87497781141100739" table:style-name="ce47">
            <text:p>87,5%</text:p>
          </table:table-cell>
          <table:table-cell office:value-type="float" office:value="1091099" table:style-name="ce46">
            <text:p>1.091.099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734627646694822" table:style-name="ce47">
            <text:p>91,7%</text:p>
          </table:table-cell>
          <table:table-cell office:value-type="percentage" office:value="0.81967692184026686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79" table:style-name="ce46">
            <text:p>89.179</text:p>
          </table:table-cell>
          <table:table-cell office:value-type="percentage" office:value="1" table:style-name="ce47">
            <text:p>100,0%</text:p>
          </table:table-cell>
          <table:table-cell office:value-type="float" office:value="114665" table:style-name="ce46">
            <text:p>114.665</text:p>
          </table:table-cell>
          <table:table-cell office:value-type="percentage" office:value="1" table:style-name="ce47">
            <text:p>100,0%</text:p>
          </table:table-cell>
          <table:table-cell office:value-type="float" office:value="148941" table:style-name="ce46">
            <text:p>148.941</text:p>
          </table:table-cell>
          <table:table-cell office:value-type="percentage" office:value="0.97993946970195411" table:style-name="ce47">
            <text:p>98,0%</text:p>
          </table:table-cell>
          <table:table-cell office:value-type="float" office:value="154133" table:style-name="ce46">
            <text:p>154.133</text:p>
          </table:table-cell>
          <table:table-cell office:value-type="percentage" office:value="0.95095105594047491" table:style-name="ce47">
            <text:p>95,1%</text:p>
          </table:table-cell>
          <table:table-cell office:value-type="float" office:value="152092" table:style-name="ce46">
            <text:p>152.092</text:p>
          </table:table-cell>
          <table:table-cell office:value-type="percentage" office:value="0.91665863066538089" table:style-name="ce47">
            <text:p>91,7%</text:p>
          </table:table-cell>
          <table:table-cell office:value-type="float" office:value="92664" table:style-name="ce46">
            <text:p>92.664</text:p>
          </table:table-cell>
          <table:table-cell office:value-type="percentage" office:value="0.85333038649611848" table:style-name="ce47">
            <text:p>85,3%</text:p>
          </table:table-cell>
          <table:table-cell office:value-type="float" office:value="68392" table:style-name="ce46">
            <text:p>68.392</text:p>
          </table:table-cell>
          <table:table-cell office:value-type="percentage" office:value="0.86307766083642512" table:style-name="ce47">
            <text:p>86,3%</text:p>
          </table:table-cell>
          <table:table-cell office:value-type="float" office:value="62338" table:style-name="ce46">
            <text:p>62.338</text:p>
          </table:table-cell>
          <table:table-cell office:value-type="percentage" office:value="0.95528380532058355" table:style-name="ce47">
            <text:p>95,5%</text:p>
          </table:table-cell>
          <table:table-cell office:value-type="float" office:value="882404" table:style-name="ce46">
            <text:p>882.40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3656780020786" table:style-name="ce47">
            <text:p>94,8%</text:p>
          </table:table-cell>
          <table:table-cell office:value-type="percentage" office:value="0.87117542001147219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5" table:style-name="ce46">
            <text:p>51.795</text:p>
          </table:table-cell>
          <table:table-cell office:value-type="percentage" office:value="0.96573005425763991" table:style-name="ce47">
            <text:p>96,6%</text:p>
          </table:table-cell>
          <table:table-cell office:value-type="float" office:value="79834" table:style-name="ce46">
            <text:p>79.834</text:p>
          </table:table-cell>
          <table:table-cell office:value-type="percentage" office:value="0.91517069032716603" table:style-name="ce47">
            <text:p>91,5%</text:p>
          </table:table-cell>
          <table:table-cell office:value-type="float" office:value="111997" table:style-name="ce46">
            <text:p>111.997</text:p>
          </table:table-cell>
          <table:table-cell office:value-type="percentage" office:value="0.87914563594546014" table:style-name="ce47">
            <text:p>87,9%</text:p>
          </table:table-cell>
          <table:table-cell office:value-type="float" office:value="153368" table:style-name="ce46">
            <text:p>153.368</text:p>
          </table:table-cell>
          <table:table-cell office:value-type="percentage" office:value="0.86400612930121456" table:style-name="ce47">
            <text:p>86,4%</text:p>
          </table:table-cell>
          <table:table-cell office:value-type="float" office:value="173363" table:style-name="ce46">
            <text:p>173.363</text:p>
          </table:table-cell>
          <table:table-cell office:value-type="percentage" office:value="0.80029821394773404" table:style-name="ce47">
            <text:p>80,0%</text:p>
          </table:table-cell>
          <table:table-cell office:value-type="float" office:value="134885" table:style-name="ce46">
            <text:p>134.885</text:p>
          </table:table-cell>
          <table:table-cell office:value-type="percentage" office:value="0.73288344824963192" table:style-name="ce47">
            <text:p>73,3%</text:p>
          </table:table-cell>
          <table:table-cell office:value-type="float" office:value="104307" table:style-name="ce46">
            <text:p>104.307</text:p>
          </table:table-cell>
          <table:table-cell office:value-type="percentage" office:value="0.76018307303243859" table:style-name="ce47">
            <text:p>76,0%</text:p>
          </table:table-cell>
          <table:table-cell office:value-type="float" office:value="83185" table:style-name="ce46">
            <text:p>83.185</text:p>
          </table:table-cell>
          <table:table-cell office:value-type="percentage" office:value="0.8357277768847452" table:style-name="ce47">
            <text:p>83,6%</text:p>
          </table:table-cell>
          <table:table-cell office:value-type="float" office:value="892734" table:style-name="ce46">
            <text:p>892.734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417348066400353" table:style-name="ce47">
            <text:p>82,4%</text:p>
          </table:table-cell>
          <table:table-cell office:value-type="percentage" office:value="0.73188415896374326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597" table:style-name="ce46">
            <text:p>94.597</text:p>
          </table:table-cell>
          <table:table-cell office:value-type="percentage" office:value="0.94255794025627226" table:style-name="ce47">
            <text:p>94,3%</text:p>
          </table:table-cell>
          <table:table-cell office:value-type="float" office:value="155666" table:style-name="ce46">
            <text:p>155.666</text:p>
          </table:table-cell>
          <table:table-cell office:value-type="percentage" office:value="0.92964896145623066" table:style-name="ce47">
            <text:p>93,0%</text:p>
          </table:table-cell>
          <table:table-cell office:value-type="float" office:value="228686" table:style-name="ce46">
            <text:p>228.686</text:p>
          </table:table-cell>
          <table:table-cell office:value-type="percentage" office:value="0.90908946353680109" table:style-name="ce47">
            <text:p>90,9%</text:p>
          </table:table-cell>
          <table:table-cell office:value-type="float" office:value="324919" table:style-name="ce46">
            <text:p>324.919</text:p>
          </table:table-cell>
          <table:table-cell office:value-type="percentage" office:value="0.88233984255133102" table:style-name="ce47">
            <text:p>88,2%</text:p>
          </table:table-cell>
          <table:table-cell office:value-type="float" office:value="323777" table:style-name="ce46">
            <text:p>323.777</text:p>
          </table:table-cell>
          <table:table-cell office:value-type="percentage" office:value="0.82155009451795846" table:style-name="ce47">
            <text:p>82,2%</text:p>
          </table:table-cell>
          <table:table-cell office:value-type="float" office:value="237573" table:style-name="ce46">
            <text:p>237.573</text:p>
          </table:table-cell>
          <table:table-cell office:value-type="percentage" office:value="0.75935396436767644" table:style-name="ce47">
            <text:p>75,9%</text:p>
          </table:table-cell>
          <table:table-cell office:value-type="float" office:value="197635" table:style-name="ce46">
            <text:p>197.635</text:p>
          </table:table-cell>
          <table:table-cell office:value-type="percentage" office:value="0.77604046004452809" table:style-name="ce47">
            <text:p>77,6%</text:p>
          </table:table-cell>
          <table:table-cell office:value-type="float" office:value="167185" table:style-name="ce46">
            <text:p>167.185</text:p>
          </table:table-cell>
          <table:table-cell office:value-type="percentage" office:value="0.90730741052288821" table:style-name="ce47">
            <text:p>90,7%</text:p>
          </table:table-cell>
          <table:table-cell office:value-type="float" office:value="1730038" table:style-name="ce46">
            <text:p>1.730.038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076318666268669" table:style-name="ce47">
            <text:p>85,1%</text:p>
          </table:table-cell>
          <table:table-cell office:value-type="percentage" office:value="0.77083492063916403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6" table:style-name="ce46">
            <text:p>42.546</text:p>
          </table:table-cell>
          <table:table-cell office:value-type="percentage" office:value="1" table:style-name="ce47">
            <text:p>100,0%</text:p>
          </table:table-cell>
          <table:table-cell office:value-type="float" office:value="56177" table:style-name="ce46">
            <text:p>56.177</text:p>
          </table:table-cell>
          <table:table-cell office:value-type="percentage" office:value="1" table:style-name="ce47">
            <text:p>100,0%</text:p>
          </table:table-cell>
          <table:table-cell office:value-type="float" office:value="77186" table:style-name="ce46">
            <text:p>77.186</text:p>
          </table:table-cell>
          <table:table-cell office:value-type="percentage" office:value="0.97386981591531352" table:style-name="ce47">
            <text:p>97,4%</text:p>
          </table:table-cell>
          <table:table-cell office:value-type="float" office:value="85044" table:style-name="ce46">
            <text:p>85.044</text:p>
          </table:table-cell>
          <table:table-cell office:value-type="percentage" office:value="0.93485764537759697" table:style-name="ce47">
            <text:p>93,5%</text:p>
          </table:table-cell>
          <table:table-cell office:value-type="float" office:value="89282" table:style-name="ce46">
            <text:p>89.282</text:p>
          </table:table-cell>
          <table:table-cell office:value-type="percentage" office:value="0.91678475345532207" table:style-name="ce47">
            <text:p>91,7%</text:p>
          </table:table-cell>
          <table:table-cell office:value-type="float" office:value="56526" table:style-name="ce46">
            <text:p>56.526</text:p>
          </table:table-cell>
          <table:table-cell office:value-type="percentage" office:value="0.84168676851603685" table:style-name="ce47">
            <text:p>84,2%</text:p>
          </table:table-cell>
          <table:table-cell office:value-type="float" office:value="43158" table:style-name="ce46">
            <text:p>43.158</text:p>
          </table:table-cell>
          <table:table-cell office:value-type="percentage" office:value="0.84834784659839202" table:style-name="ce47">
            <text:p>84,8%</text:p>
          </table:table-cell>
          <table:table-cell office:value-type="float" office:value="42516" table:style-name="ce46">
            <text:p>42.516</text:p>
          </table:table-cell>
          <table:table-cell office:value-type="percentage" office:value="0.93889539120641297" table:style-name="ce47">
            <text:p>93,9%</text:p>
          </table:table-cell>
          <table:table-cell office:value-type="float" office:value="492435" table:style-name="ce46">
            <text:p>492.435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30184684154804" table:style-name="ce47">
            <text:p>93,4%</text:p>
          </table:table-cell>
          <table:table-cell office:value-type="percentage" office:value="0.84370904044341266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55" table:style-name="ce46">
            <text:p>229.955</text:p>
          </table:table-cell>
          <table:table-cell office:value-type="percentage" office:value="1" table:style-name="ce47">
            <text:p>100,0%</text:p>
          </table:table-cell>
          <table:table-cell office:value-type="float" office:value="252262" table:style-name="ce46">
            <text:p>252.262</text:p>
          </table:table-cell>
          <table:table-cell office:value-type="percentage" office:value="1" table:style-name="ce47">
            <text:p>100,0%</text:p>
          </table:table-cell>
          <table:table-cell office:value-type="float" office:value="324406" table:style-name="ce46">
            <text:p>324.406</text:p>
          </table:table-cell>
          <table:table-cell office:value-type="percentage" office:value="0.9913306014185177" table:style-name="ce47">
            <text:p>99,1%</text:p>
          </table:table-cell>
          <table:table-cell office:value-type="float" office:value="357563" table:style-name="ce46">
            <text:p>357.563</text:p>
          </table:table-cell>
          <table:table-cell office:value-type="percentage" office:value="0.93798579759340828" table:style-name="ce47">
            <text:p>93,8%</text:p>
          </table:table-cell>
          <table:table-cell office:value-type="float" office:value="325256" table:style-name="ce46">
            <text:p>325.256</text:p>
          </table:table-cell>
          <table:table-cell office:value-type="percentage" office:value="0.90298221553461666" table:style-name="ce47">
            <text:p>90,3%</text:p>
          </table:table-cell>
          <table:table-cell office:value-type="float" office:value="217800" table:style-name="ce46">
            <text:p>217.800</text:p>
          </table:table-cell>
          <table:table-cell office:value-type="percentage" office:value="0.84124494982657527" table:style-name="ce47">
            <text:p>84,1%</text:p>
          </table:table-cell>
          <table:table-cell office:value-type="float" office:value="179607" table:style-name="ce46">
            <text:p>179.607</text:p>
          </table:table-cell>
          <table:table-cell office:value-type="percentage" office:value="0.84808692079951264" table:style-name="ce47">
            <text:p>84,8%</text:p>
          </table:table-cell>
          <table:table-cell office:value-type="float" office:value="154183" table:style-name="ce46">
            <text:p>154.183</text:p>
          </table:table-cell>
          <table:table-cell office:value-type="percentage" office:value="0.91667558472752353" table:style-name="ce47">
            <text:p>91,7%</text:p>
          </table:table-cell>
          <table:table-cell office:value-type="float" office:value="2041032" table:style-name="ce46">
            <text:p>2.041.032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63719800068968" table:style-name="ce47">
            <text:p>94,0%</text:p>
          </table:table-cell>
          <table:table-cell office:value-type="percentage" office:value="0.85518733588391083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84" table:style-name="ce46">
            <text:p>139.384</text:p>
          </table:table-cell>
          <table:table-cell office:value-type="percentage" office:value="1" table:style-name="ce47">
            <text:p>100,0%</text:p>
          </table:table-cell>
          <table:table-cell office:value-type="float" office:value="159841" table:style-name="ce46">
            <text:p>159.841</text:p>
          </table:table-cell>
          <table:table-cell office:value-type="percentage" office:value="1" table:style-name="ce47">
            <text:p>100,0%</text:p>
          </table:table-cell>
          <table:table-cell office:value-type="float" office:value="225920" table:style-name="ce46">
            <text:p>225.920</text:p>
          </table:table-cell>
          <table:table-cell office:value-type="percentage" office:value="0.99075552125177613" table:style-name="ce47">
            <text:p>99,1%</text:p>
          </table:table-cell>
          <table:table-cell office:value-type="float" office:value="290281" table:style-name="ce46">
            <text:p>290.281</text:p>
          </table:table-cell>
          <table:table-cell office:value-type="percentage" office:value="0.93215952114114331" table:style-name="ce47">
            <text:p>93,2%</text:p>
          </table:table-cell>
          <table:table-cell office:value-type="float" office:value="291816" table:style-name="ce46">
            <text:p>291.816</text:p>
          </table:table-cell>
          <table:table-cell office:value-type="percentage" office:value="0.88246981229644283" table:style-name="ce47">
            <text:p>88,2%</text:p>
          </table:table-cell>
          <table:table-cell office:value-type="float" office:value="211345" table:style-name="ce46">
            <text:p>211.345</text:p>
          </table:table-cell>
          <table:table-cell office:value-type="percentage" office:value="0.81995802150137143" table:style-name="ce47">
            <text:p>82,0%</text:p>
          </table:table-cell>
          <table:table-cell office:value-type="float" office:value="179589" table:style-name="ce46">
            <text:p>179.589</text:p>
          </table:table-cell>
          <table:table-cell office:value-type="percentage" office:value="0.8200710528238474" table:style-name="ce47">
            <text:p>82,0%</text:p>
          </table:table-cell>
          <table:table-cell office:value-type="float" office:value="158294" table:style-name="ce46">
            <text:p>158.294</text:p>
          </table:table-cell>
          <table:table-cell office:value-type="percentage" office:value="0.89021235434381607" table:style-name="ce47">
            <text:p>89,0%</text:p>
          </table:table-cell>
          <table:table-cell office:value-type="float" office:value="1656470" table:style-name="ce46">
            <text:p>1.656.47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211189803103609" table:style-name="ce47">
            <text:p>91,2%</text:p>
          </table:table-cell>
          <table:table-cell office:value-type="percentage" office:value="0.80856424895150769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825" table:style-name="ce46">
            <text:p>460.825</text:p>
          </table:table-cell>
          <table:table-cell office:value-type="percentage" office:value="1" table:style-name="ce47">
            <text:p>100,0%</text:p>
          </table:table-cell>
          <table:table-cell office:value-type="float" office:value="621682" table:style-name="ce46">
            <text:p>621.682</text:p>
          </table:table-cell>
          <table:table-cell office:value-type="percentage" office:value="0.97789333937357648" table:style-name="ce47">
            <text:p>97,8%</text:p>
          </table:table-cell>
          <table:table-cell office:value-type="float" office:value="809112" table:style-name="ce46">
            <text:p>809.112</text:p>
          </table:table-cell>
          <table:table-cell office:value-type="percentage" office:value="0.94912279878566641" table:style-name="ce47">
            <text:p>94,9%</text:p>
          </table:table-cell>
          <table:table-cell office:value-type="float" office:value="1043278" table:style-name="ce46">
            <text:p>1.043.278</text:p>
          </table:table-cell>
          <table:table-cell office:value-type="percentage" office:value="0.95068074477788889" table:style-name="ce47">
            <text:p>95,1%</text:p>
          </table:table-cell>
          <table:table-cell office:value-type="float" office:value="1163567" table:style-name="ce46">
            <text:p>1.163.567</text:p>
          </table:table-cell>
          <table:table-cell office:value-type="percentage" office:value="0.91222237030881281" table:style-name="ce47">
            <text:p>91,2%</text:p>
          </table:table-cell>
          <table:table-cell office:value-type="float" office:value="828456" table:style-name="ce46">
            <text:p>828.456</text:p>
          </table:table-cell>
          <table:table-cell office:value-type="percentage" office:value="0.8570577305850855" table:style-name="ce47">
            <text:p>85,7%</text:p>
          </table:table-cell>
          <table:table-cell office:value-type="float" office:value="694713" table:style-name="ce46">
            <text:p>694.713</text:p>
          </table:table-cell>
          <table:table-cell office:value-type="percentage" office:value="0.83796373917585087" table:style-name="ce47">
            <text:p>83,8%</text:p>
          </table:table-cell>
          <table:table-cell office:value-type="float" office:value="596168" table:style-name="ce46">
            <text:p>596.168</text:p>
          </table:table-cell>
          <table:table-cell office:value-type="percentage" office:value="0.88799650859520107" table:style-name="ce47">
            <text:p>88,8%</text:p>
          </table:table-cell>
          <table:table-cell office:value-type="float" office:value="6217801" table:style-name="ce46">
            <text:p>6.217.801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675338603629919" table:style-name="ce47">
            <text:p>91,7%</text:p>
          </table:table-cell>
          <table:table-cell office:value-type="percentage" office:value="0.81053264701346706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977" table:style-name="ce46">
            <text:p>297.977</text:p>
          </table:table-cell>
          <table:table-cell office:value-type="percentage" office:value="1" table:style-name="ce47">
            <text:p>100,0%</text:p>
          </table:table-cell>
          <table:table-cell office:value-type="float" office:value="436150" table:style-name="ce46">
            <text:p>436.150</text:p>
          </table:table-cell>
          <table:table-cell office:value-type="percentage" office:value="0.99175489340027645" table:style-name="ce47">
            <text:p>99,2%</text:p>
          </table:table-cell>
          <table:table-cell office:value-type="float" office:value="574242" table:style-name="ce46">
            <text:p>574.242</text:p>
          </table:table-cell>
          <table:table-cell office:value-type="percentage" office:value="0.96165388351140435" table:style-name="ce47">
            <text:p>96,2%</text:p>
          </table:table-cell>
          <table:table-cell office:value-type="float" office:value="720987" table:style-name="ce46">
            <text:p>720.987</text:p>
          </table:table-cell>
          <table:table-cell office:value-type="percentage" office:value="0.94580976418609042" table:style-name="ce47">
            <text:p>94,6%</text:p>
          </table:table-cell>
          <table:table-cell office:value-type="float" office:value="764526" table:style-name="ce46">
            <text:p>764.526</text:p>
          </table:table-cell>
          <table:table-cell office:value-type="percentage" office:value="0.90936729457859489" table:style-name="ce47">
            <text:p>90,9%</text:p>
          </table:table-cell>
          <table:table-cell office:value-type="float" office:value="527977" table:style-name="ce46">
            <text:p>527.977</text:p>
          </table:table-cell>
          <table:table-cell office:value-type="percentage" office:value="0.86000804663792252" table:style-name="ce47">
            <text:p>86,0%</text:p>
          </table:table-cell>
          <table:table-cell office:value-type="float" office:value="444973" table:style-name="ce46">
            <text:p>444.973</text:p>
          </table:table-cell>
          <table:table-cell office:value-type="percentage" office:value="0.86777774960850118" table:style-name="ce47">
            <text:p>86,8%</text:p>
          </table:table-cell>
          <table:table-cell office:value-type="float" office:value="395503" table:style-name="ce46">
            <text:p>395.503</text:p>
          </table:table-cell>
          <table:table-cell office:value-type="percentage" office:value="0.91388939595950724" table:style-name="ce47">
            <text:p>91,4%</text:p>
          </table:table-cell>
          <table:table-cell office:value-type="float" office:value="4162335" table:style-name="ce46">
            <text:p>4.162.335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660527788574687" table:style-name="ce47">
            <text:p>92,7%</text:p>
          </table:table-cell>
          <table:table-cell office:value-type="percentage" office:value="0.82470732874384911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87" table:style-name="ce46">
            <text:p>78.387</text:p>
          </table:table-cell>
          <table:table-cell office:value-type="percentage" office:value="1" table:style-name="ce47">
            <text:p>100,0%</text:p>
          </table:table-cell>
          <table:table-cell office:value-type="float" office:value="96126" table:style-name="ce46">
            <text:p>96.126</text:p>
          </table:table-cell>
          <table:table-cell office:value-type="percentage" office:value="1" table:style-name="ce47">
            <text:p>100,0%</text:p>
          </table:table-cell>
          <table:table-cell office:value-type="float" office:value="133379" table:style-name="ce46">
            <text:p>133.379</text:p>
          </table:table-cell>
          <table:table-cell office:value-type="percentage" office:value="1" table:style-name="ce47">
            <text:p>100,0%</text:p>
          </table:table-cell>
          <table:table-cell office:value-type="float" office:value="162226" table:style-name="ce46">
            <text:p>162.226</text:p>
          </table:table-cell>
          <table:table-cell office:value-type="percentage" office:value="0.96590117473340753" table:style-name="ce47">
            <text:p>96,6%</text:p>
          </table:table-cell>
          <table:table-cell office:value-type="float" office:value="147163" table:style-name="ce46">
            <text:p>147.163</text:p>
          </table:table-cell>
          <table:table-cell office:value-type="percentage" office:value="0.93415473288645134" table:style-name="ce47">
            <text:p>93,4%</text:p>
          </table:table-cell>
          <table:table-cell office:value-type="float" office:value="114519" table:style-name="ce46">
            <text:p>114.519</text:p>
          </table:table-cell>
          <table:table-cell office:value-type="percentage" office:value="0.88198733845750987" table:style-name="ce47">
            <text:p>88,2%</text:p>
          </table:table-cell>
          <table:table-cell office:value-type="float" office:value="95318" table:style-name="ce46">
            <text:p>95.318</text:p>
          </table:table-cell>
          <table:table-cell office:value-type="percentage" office:value="0.8472259257284056" table:style-name="ce47">
            <text:p>84,7%</text:p>
          </table:table-cell>
          <table:table-cell office:value-type="float" office:value="80577" table:style-name="ce46">
            <text:p>80.577</text:p>
          </table:table-cell>
          <table:table-cell office:value-type="percentage" office:value="0.94012297425007874" table:style-name="ce47">
            <text:p>94,0%</text:p>
          </table:table-cell>
          <table:table-cell office:value-type="float" office:value="907695" table:style-name="ce46">
            <text:p>907.695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57906704986895" table:style-name="ce47">
            <text:p>95,6%</text:p>
          </table:table-cell>
          <table:table-cell office:value-type="percentage" office:value="0.85793559351190318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75" table:style-name="ce46">
            <text:p>242.975</text:p>
          </table:table-cell>
          <table:table-cell office:value-type="percentage" office:value="1" table:style-name="ce47">
            <text:p>100,0%</text:p>
          </table:table-cell>
          <table:table-cell office:value-type="float" office:value="292262" table:style-name="ce46">
            <text:p>292.262</text:p>
          </table:table-cell>
          <table:table-cell office:value-type="percentage" office:value="1" table:style-name="ce47">
            <text:p>100,0%</text:p>
          </table:table-cell>
          <table:table-cell office:value-type="float" office:value="348062" table:style-name="ce46">
            <text:p>348.062</text:p>
          </table:table-cell>
          <table:table-cell office:value-type="percentage" office:value="0.98443289230299291" table:style-name="ce47">
            <text:p>98,4%</text:p>
          </table:table-cell>
          <table:table-cell office:value-type="float" office:value="393528" table:style-name="ce46">
            <text:p>393.528</text:p>
          </table:table-cell>
          <table:table-cell office:value-type="percentage" office:value="0.96170087976539587" table:style-name="ce47">
            <text:p>96,2%</text:p>
          </table:table-cell>
          <table:table-cell office:value-type="float" office:value="412046" table:style-name="ce46">
            <text:p>412.046</text:p>
          </table:table-cell>
          <table:table-cell office:value-type="percentage" office:value="0.93046877293451091" table:style-name="ce47">
            <text:p>93,0%</text:p>
          </table:table-cell>
          <table:table-cell office:value-type="float" office:value="268346" table:style-name="ce46">
            <text:p>268.346</text:p>
          </table:table-cell>
          <table:table-cell office:value-type="percentage" office:value="0.86956493561202597" table:style-name="ce47">
            <text:p>87,0%</text:p>
          </table:table-cell>
          <table:table-cell office:value-type="float" office:value="203921" table:style-name="ce46">
            <text:p>203.921</text:p>
          </table:table-cell>
          <table:table-cell office:value-type="percentage" office:value="0.88521978451307071" table:style-name="ce47">
            <text:p>88,5%</text:p>
          </table:table-cell>
          <table:table-cell office:value-type="float" office:value="176245" table:style-name="ce46">
            <text:p>176.245</text:p>
          </table:table-cell>
          <table:table-cell office:value-type="percentage" office:value="0.96128043459289636" table:style-name="ce47">
            <text:p>96,1%</text:p>
          </table:table-cell>
          <table:table-cell office:value-type="float" office:value="2337385" table:style-name="ce46">
            <text:p>2.337.385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65478006634019" table:style-name="ce47">
            <text:p>95,2%</text:p>
          </table:table-cell>
          <table:table-cell office:value-type="percentage" office:value="0.86670095325109497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5" table:style-name="ce46">
            <text:p>23.455</text:p>
          </table:table-cell>
          <table:table-cell office:value-type="percentage" office:value="1" table:style-name="ce47">
            <text:p>100,0%</text:p>
          </table:table-cell>
          <table:table-cell office:value-type="float" office:value="28765" table:style-name="ce46">
            <text:p>28.765</text:p>
          </table:table-cell>
          <table:table-cell office:value-type="percentage" office:value="1" table:style-name="ce47">
            <text:p>100,0%</text:p>
          </table:table-cell>
          <table:table-cell office:value-type="float" office:value="38460" table:style-name="ce46">
            <text:p>38.460</text:p>
          </table:table-cell>
          <table:table-cell office:value-type="percentage" office:value="0.99601180918837728" table:style-name="ce47">
            <text:p>99,6%</text:p>
          </table:table-cell>
          <table:table-cell office:value-type="float" office:value="45841" table:style-name="ce46">
            <text:p>45.841</text:p>
          </table:table-cell>
          <table:table-cell office:value-type="percentage" office:value="0.96507368421052631" table:style-name="ce47">
            <text:p>96,5%</text:p>
          </table:table-cell>
          <table:table-cell office:value-type="float" office:value="48327" table:style-name="ce46">
            <text:p>48.327</text:p>
          </table:table-cell>
          <table:table-cell office:value-type="percentage" office:value="0.93432449153197739" table:style-name="ce47">
            <text:p>93,4%</text:p>
          </table:table-cell>
          <table:table-cell office:value-type="float" office:value="32351" table:style-name="ce46">
            <text:p>32.351</text:p>
          </table:table-cell>
          <table:table-cell office:value-type="percentage" office:value="0.87350145804082513" table:style-name="ce47">
            <text:p>87,4%</text:p>
          </table:table-cell>
          <table:table-cell office:value-type="float" office:value="25585" table:style-name="ce46">
            <text:p>25.585</text:p>
          </table:table-cell>
          <table:table-cell office:value-type="percentage" office:value="0.84814029039315786" table:style-name="ce47">
            <text:p>84,8%</text:p>
          </table:table-cell>
          <table:table-cell office:value-type="float" office:value="24722" table:style-name="ce46">
            <text:p>24.722</text:p>
          </table:table-cell>
          <table:table-cell office:value-type="percentage" office:value="0.95139503559746008" table:style-name="ce47">
            <text:p>95,1%</text:p>
          </table:table-cell>
          <table:table-cell office:value-type="float" office:value="267506" table:style-name="ce46">
            <text:p>267.506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035864131960113" table:style-name="ce47">
            <text:p>95,0%</text:p>
          </table:table-cell>
          <table:table-cell office:value-type="percentage" office:value="0.84606674763422907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544" table:style-name="ce46">
            <text:p>375.544</text:p>
          </table:table-cell>
          <table:table-cell office:value-type="percentage" office:value="1" table:style-name="ce47">
            <text:p>100,0%</text:p>
          </table:table-cell>
          <table:table-cell office:value-type="float" office:value="513410" table:style-name="ce46">
            <text:p>513.410</text:p>
          </table:table-cell>
          <table:table-cell office:value-type="percentage" office:value="0.97412010245707237" table:style-name="ce47">
            <text:p>97,4%</text:p>
          </table:table-cell>
          <table:table-cell office:value-type="float" office:value="694761" table:style-name="ce46">
            <text:p>694.761</text:p>
          </table:table-cell>
          <table:table-cell office:value-type="percentage" office:value="0.96433241077203669" table:style-name="ce47">
            <text:p>96,4%</text:p>
          </table:table-cell>
          <table:table-cell office:value-type="float" office:value="951712" table:style-name="ce46">
            <text:p>951.712</text:p>
          </table:table-cell>
          <table:table-cell office:value-type="percentage" office:value="0.9615593290892025" table:style-name="ce47">
            <text:p>96,2%</text:p>
          </table:table-cell>
          <table:table-cell office:value-type="float" office:value="1054064" table:style-name="ce46">
            <text:p>1.054.064</text:p>
          </table:table-cell>
          <table:table-cell office:value-type="percentage" office:value="0.91179404048154333" table:style-name="ce47">
            <text:p>91,2%</text:p>
          </table:table-cell>
          <table:table-cell office:value-type="float" office:value="781080" table:style-name="ce46">
            <text:p>781.080</text:p>
          </table:table-cell>
          <table:table-cell office:value-type="percentage" office:value="0.8670535631030456" table:style-name="ce47">
            <text:p>86,7%</text:p>
          </table:table-cell>
          <table:table-cell office:value-type="float" office:value="636076" table:style-name="ce46">
            <text:p>636.076</text:p>
          </table:table-cell>
          <table:table-cell office:value-type="percentage" office:value="0.86475419308088974" table:style-name="ce47">
            <text:p>86,5%</text:p>
          </table:table-cell>
          <table:table-cell office:value-type="float" office:value="493773" table:style-name="ce46">
            <text:p>493.773</text:p>
          </table:table-cell>
          <table:table-cell office:value-type="percentage" office:value="0.86514525002628162" table:style-name="ce47">
            <text:p>86,5%</text:p>
          </table:table-cell>
          <table:table-cell office:value-type="float" office:value="5500420" table:style-name="ce46">
            <text:p>5.500.420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120327427587223" table:style-name="ce47">
            <text:p>92,1%</text:p>
          </table:table-cell>
          <table:table-cell office:value-type="percentage" office:value="0.81417407311139356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65" table:style-name="ce46">
            <text:p>74.265</text:p>
          </table:table-cell>
          <table:table-cell office:value-type="percentage" office:value="1" table:style-name="ce47">
            <text:p>100,0%</text:p>
          </table:table-cell>
          <table:table-cell office:value-type="float" office:value="103944" table:style-name="ce46">
            <text:p>103.944</text:p>
          </table:table-cell>
          <table:table-cell office:value-type="percentage" office:value="1" table:style-name="ce47">
            <text:p>100,0%</text:p>
          </table:table-cell>
          <table:table-cell office:value-type="float" office:value="149854" table:style-name="ce46">
            <text:p>149.854</text:p>
          </table:table-cell>
          <table:table-cell office:value-type="percentage" office:value="0.97598686995655881" table:style-name="ce47">
            <text:p>97,6%</text:p>
          </table:table-cell>
          <table:table-cell office:value-type="float" office:value="209807" table:style-name="ce46">
            <text:p>209.807</text:p>
          </table:table-cell>
          <table:table-cell office:value-type="percentage" office:value="0.96196292577360243" table:style-name="ce47">
            <text:p>96,2%</text:p>
          </table:table-cell>
          <table:table-cell office:value-type="float" office:value="236431" table:style-name="ce46">
            <text:p>236.431</text:p>
          </table:table-cell>
          <table:table-cell office:value-type="percentage" office:value="0.93647907853668588" table:style-name="ce47">
            <text:p>93,6%</text:p>
          </table:table-cell>
          <table:table-cell office:value-type="float" office:value="174366" table:style-name="ce46">
            <text:p>174.366</text:p>
          </table:table-cell>
          <table:table-cell office:value-type="percentage" office:value="0.87588534916664151" table:style-name="ce47">
            <text:p>87,6%</text:p>
          </table:table-cell>
          <table:table-cell office:value-type="float" office:value="149879" table:style-name="ce46">
            <text:p>149.879</text:p>
          </table:table-cell>
          <table:table-cell office:value-type="percentage" office:value="0.86167564490999715" table:style-name="ce47">
            <text:p>86,2%</text:p>
          </table:table-cell>
          <table:table-cell office:value-type="float" office:value="130863" table:style-name="ce46">
            <text:p>130.863</text:p>
          </table:table-cell>
          <table:table-cell office:value-type="percentage" office:value="0.90489987276649886" table:style-name="ce47">
            <text:p>90,5%</text:p>
          </table:table-cell>
          <table:table-cell office:value-type="float" office:value="1229409" table:style-name="ce46">
            <text:p>1.229.409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305702580573668" table:style-name="ce47">
            <text:p>93,3%</text:p>
          </table:table-cell>
          <table:table-cell office:value-type="percentage" office:value="0.81252296646037603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1" table:style-name="ce46">
            <text:p>55.991</text:p>
          </table:table-cell>
          <table:table-cell office:value-type="percentage" office:value="0.98854166666666665" table:style-name="ce47">
            <text:p>98,9%</text:p>
          </table:table-cell>
          <table:table-cell office:value-type="float" office:value="72600" table:style-name="ce46">
            <text:p>72.600</text:p>
          </table:table-cell>
          <table:table-cell office:value-type="percentage" office:value="0.95942910003964588" table:style-name="ce47">
            <text:p>95,9%</text:p>
          </table:table-cell>
          <table:table-cell office:value-type="float" office:value="92480" table:style-name="ce46">
            <text:p>92.480</text:p>
          </table:table-cell>
          <table:table-cell office:value-type="percentage" office:value="0.94659051362361568" table:style-name="ce47">
            <text:p>94,7%</text:p>
          </table:table-cell>
          <table:table-cell office:value-type="float" office:value="96468" table:style-name="ce46">
            <text:p>96.468</text:p>
          </table:table-cell>
          <table:table-cell office:value-type="percentage" office:value="0.91245991884452771" table:style-name="ce47">
            <text:p>91,2%</text:p>
          </table:table-cell>
          <table:table-cell office:value-type="float" office:value="65800" table:style-name="ce46">
            <text:p>65.800</text:p>
          </table:table-cell>
          <table:table-cell office:value-type="percentage" office:value="0.85756363304617556" table:style-name="ce47">
            <text:p>85,8%</text:p>
          </table:table-cell>
          <table:table-cell office:value-type="float" office:value="59685" table:style-name="ce46">
            <text:p>59.685</text:p>
          </table:table-cell>
          <table:table-cell office:value-type="percentage" office:value="0.86748931717101252" table:style-name="ce47">
            <text:p>86,7%</text:p>
          </table:table-cell>
          <table:table-cell office:value-type="float" office:value="52425" table:style-name="ce46">
            <text:p>52.425</text:p>
          </table:table-cell>
          <table:table-cell office:value-type="percentage" office:value="0.9114062690147946" table:style-name="ce47">
            <text:p>91,1%</text:p>
          </table:table-cell>
          <table:table-cell office:value-type="float" office:value="538021" table:style-name="ce46">
            <text:p>538.021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734421052994442" table:style-name="ce47">
            <text:p>92,7%</text:p>
          </table:table-cell>
          <table:table-cell office:value-type="percentage" office:value="0.81809127595969922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08" table:style-name="ce46">
            <text:p>164.708</text:p>
          </table:table-cell>
          <table:table-cell office:value-type="percentage" office:value="1" table:style-name="ce47">
            <text:p>100,0%</text:p>
          </table:table-cell>
          <table:table-cell office:value-type="float" office:value="214356" table:style-name="ce46">
            <text:p>214.356</text:p>
          </table:table-cell>
          <table:table-cell office:value-type="percentage" office:value="0.99071018551898171" table:style-name="ce47">
            <text:p>99,1%</text:p>
          </table:table-cell>
          <table:table-cell office:value-type="float" office:value="280122" table:style-name="ce46">
            <text:p>280.122</text:p>
          </table:table-cell>
          <table:table-cell office:value-type="percentage" office:value="0.9857792886477128" table:style-name="ce47">
            <text:p>98,6%</text:p>
          </table:table-cell>
          <table:table-cell office:value-type="float" office:value="326859" table:style-name="ce46">
            <text:p>326.859</text:p>
          </table:table-cell>
          <table:table-cell office:value-type="percentage" office:value="0.96856581532416508" table:style-name="ce47">
            <text:p>96,9%</text:p>
          </table:table-cell>
          <table:table-cell office:value-type="float" office:value="326016" table:style-name="ce46">
            <text:p>326.016</text:p>
          </table:table-cell>
          <table:table-cell office:value-type="percentage" office:value="0.93665532775581506" table:style-name="ce47">
            <text:p>93,7%</text:p>
          </table:table-cell>
          <table:table-cell office:value-type="float" office:value="211317" table:style-name="ce46">
            <text:p>211.317</text:p>
          </table:table-cell>
          <table:table-cell office:value-type="percentage" office:value="0.88925032087024214" table:style-name="ce47">
            <text:p>88,9%</text:p>
          </table:table-cell>
          <table:table-cell office:value-type="float" office:value="174517" table:style-name="ce46">
            <text:p>174.517</text:p>
          </table:table-cell>
          <table:table-cell office:value-type="percentage" office:value="0.87602339181286548" table:style-name="ce47">
            <text:p>87,6%</text:p>
          </table:table-cell>
          <table:table-cell office:value-type="float" office:value="158671" table:style-name="ce46">
            <text:p>158.671</text:p>
          </table:table-cell>
          <table:table-cell office:value-type="percentage" office:value="0.91814462697535548" table:style-name="ce47">
            <text:p>91,8%</text:p>
          </table:table-cell>
          <table:table-cell office:value-type="float" office:value="1856566" table:style-name="ce46">
            <text:p>1.856.566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952724788045328" table:style-name="ce47">
            <text:p>95,0%</text:p>
          </table:table-cell>
          <table:table-cell office:value-type="percentage" office:value="0.84933400673770354" table:style-name="ce47">
            <text:p>8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7" table:style-name="ce46">
            <text:p>2.417</text:p>
          </table:table-cell>
          <table:table-cell office:value-type="percentage" office:value="0.85195629185759603" table:style-name="ce47">
            <text:p>85,2%</text:p>
          </table:table-cell>
          <table:table-cell office:value-type="float" office:value="3915" table:style-name="ce46">
            <text:p>3.915</text:p>
          </table:table-cell>
          <table:table-cell office:value-type="percentage" office:value="0.8889645776566758" table:style-name="ce47">
            <text:p>88,9%</text:p>
          </table:table-cell>
          <table:table-cell office:value-type="float" office:value="7717" table:style-name="ce46">
            <text:p>7.717</text:p>
          </table:table-cell>
          <table:table-cell office:value-type="percentage" office:value="0.92652179133149237" table:style-name="ce47">
            <text:p>92,7%</text:p>
          </table:table-cell>
          <table:table-cell office:value-type="float" office:value="10688" table:style-name="ce46">
            <text:p>10.688</text:p>
          </table:table-cell>
          <table:table-cell office:value-type="percentage" office:value="0.92480747598857838" table:style-name="ce47">
            <text:p>92,5%</text:p>
          </table:table-cell>
          <table:table-cell office:value-type="float" office:value="11313" table:style-name="ce46">
            <text:p>11.313</text:p>
          </table:table-cell>
          <table:table-cell office:value-type="percentage" office:value="0.9155134741442098" table:style-name="ce47">
            <text:p>91,6%</text:p>
          </table:table-cell>
          <table:table-cell office:value-type="float" office:value="9513" table:style-name="ce46">
            <text:p>9.513</text:p>
          </table:table-cell>
          <table:table-cell office:value-type="percentage" office:value="0.83454689007807703" table:style-name="ce47">
            <text:p>83,5%</text:p>
          </table:table-cell>
          <table:table-cell office:value-type="float" office:value="9593" table:style-name="ce46">
            <text:p>9.593</text:p>
          </table:table-cell>
          <table:table-cell office:value-type="percentage" office:value="0.88292682926829269" table:style-name="ce47">
            <text:p>88,3%</text:p>
          </table:table-cell>
          <table:table-cell office:value-type="float" office:value="9225" table:style-name="ce46">
            <text:p>9.225</text:p>
          </table:table-cell>
          <table:table-cell office:value-type="percentage" office:value="0.99396616743885358" table:style-name="ce47">
            <text:p>99,4%</text:p>
          </table:table-cell>
          <table:table-cell office:value-type="float" office:value="64381" table:style-name="ce46">
            <text:p>64.381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0640442636106378" table:style-name="ce47">
            <text:p>90,6%</text:p>
          </table:table-cell>
          <table:table-cell office:value-type="percentage" office:value="0.77087299591699898" table:style-name="ce47">
            <text:p>77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3512544802867383" table:style-name="ce47">
            <text:p>83,5%</text:p>
          </table:table-cell>
          <table:table-cell office:value-type="float" office:value="3431" table:style-name="ce46">
            <text:p>3.431</text:p>
          </table:table-cell>
          <table:table-cell office:value-type="percentage" office:value="0.90218248750986063" table:style-name="ce47">
            <text:p>90,2%</text:p>
          </table:table-cell>
          <table:table-cell office:value-type="float" office:value="7507" table:style-name="ce46">
            <text:p>7.507</text:p>
          </table:table-cell>
          <table:table-cell office:value-type="percentage" office:value="0.93778888194878196" table:style-name="ce47">
            <text:p>93,8%</text:p>
          </table:table-cell>
          <table:table-cell office:value-type="float" office:value="10155" table:style-name="ce46">
            <text:p>10.155</text:p>
          </table:table-cell>
          <table:table-cell office:value-type="percentage" office:value="0.94019072308119622" table:style-name="ce47">
            <text:p>94,0%</text:p>
          </table:table-cell>
          <table:table-cell office:value-type="float" office:value="10653" table:style-name="ce46">
            <text:p>10.653</text:p>
          </table:table-cell>
          <table:table-cell office:value-type="percentage" office:value="0.97528151606701452" table:style-name="ce47">
            <text:p>97,5%</text:p>
          </table:table-cell>
          <table:table-cell office:value-type="float" office:value="9246" table:style-name="ce46">
            <text:p>9.246</text:p>
          </table:table-cell>
          <table:table-cell office:value-type="percentage" office:value="0.84422936449963482" table:style-name="ce47">
            <text:p>84,4%</text:p>
          </table:table-cell>
          <table:table-cell office:value-type="float" office:value="9594" table:style-name="ce46">
            <text:p>9.594</text:p>
          </table:table-cell>
          <table:table-cell office:value-type="percentage" office:value="0.82063125481139343" table:style-name="ce47">
            <text:p>82,1%</text:p>
          </table:table-cell>
          <table:table-cell office:value-type="float" office:value="8656" table:style-name="ce46">
            <text:p>8.656</text:p>
          </table:table-cell>
          <table:table-cell office:value-type="percentage" office:value="0.90354906054279749" table:style-name="ce47">
            <text:p>90,4%</text:p>
          </table:table-cell>
          <table:table-cell office:value-type="float" office:value="61339" table:style-name="ce46">
            <text:p>61.339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852928251252451" table:style-name="ce47">
            <text:p>89,9%</text:p>
          </table:table-cell>
          <table:table-cell office:value-type="percentage" office:value="0.73003499083573353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8" table:style-name="ce46">
            <text:p>3.698</text:p>
          </table:table-cell>
          <table:table-cell office:value-type="string" table:style-name="ce47">
            <text:p>-</text:p>
          </table:table-cell>
          <table:table-cell office:value-type="float" office:value="9708" table:style-name="ce46">
            <text:p>9.708</text:p>
          </table:table-cell>
          <table:table-cell office:value-type="string" table:style-name="ce47">
            <text:p>-</text:p>
          </table:table-cell>
          <table:table-cell office:value-type="float" office:value="22756" table:style-name="ce46">
            <text:p>22.756</text:p>
          </table:table-cell>
          <table:table-cell office:value-type="string" table:style-name="ce47">
            <text:p>-</text:p>
          </table:table-cell>
          <table:table-cell office:value-type="float" office:value="32903" table:style-name="ce46">
            <text:p>32.903</text:p>
          </table:table-cell>
          <table:table-cell office:value-type="string" table:style-name="ce47">
            <text:p>-</text:p>
          </table:table-cell>
          <table:table-cell office:value-type="float" office:value="25062" table:style-name="ce46">
            <text:p>25.062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06" table:style-name="ce46">
            <text:p>95.40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902" table:style-name="ce49">
            <text:p>1.902</text:p>
          </table:table-cell>
          <table:table-cell office:value-type="string" table:style-name="ce50">
            <text:p>-</text:p>
          </table:table-cell>
          <table:table-cell office:value-type="float" office:value="2360" table:style-name="ce49">
            <text:p>2.360</text:p>
          </table:table-cell>
          <table:table-cell office:value-type="string" table:style-name="ce50">
            <text:p>-</text:p>
          </table:table-cell>
          <table:table-cell office:value-type="float" office:value="2079" table:style-name="ce49">
            <text:p>2.079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912" table:style-name="ce49">
            <text:p>7.91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9640" table:style-name="ce53">
            <text:p>2.949.640</text:p>
          </table:table-cell>
          <table:table-cell office:value-type="percentage" office:value="1" table:style-name="ce54">
            <text:p>100,0%</text:p>
          </table:table-cell>
          <table:table-cell office:value-type="float" office:value="3964471" table:style-name="ce53">
            <text:p>3.964.471</text:p>
          </table:table-cell>
          <table:table-cell office:value-type="percentage" office:value="0.99190408196097457" table:style-name="ce54">
            <text:p>99,2%</text:p>
          </table:table-cell>
          <table:table-cell office:value-type="float" office:value="5329330" table:style-name="ce53">
            <text:p>5.329.330</text:p>
          </table:table-cell>
          <table:table-cell office:value-type="percentage" office:value="0.96762145811469846" table:style-name="ce54">
            <text:p>96,8%</text:p>
          </table:table-cell>
          <table:table-cell office:value-type="float" office:value="6759372" table:style-name="ce53">
            <text:p>6.759.372</text:p>
          </table:table-cell>
          <table:table-cell office:value-type="percentage" office:value="0.94805654195946709" table:style-name="ce54">
            <text:p>94,8%</text:p>
          </table:table-cell>
          <table:table-cell office:value-type="float" office:value="7116225" table:style-name="ce53">
            <text:p>7.116.225</text:p>
          </table:table-cell>
          <table:table-cell office:value-type="percentage" office:value="0.91037479748767014" table:style-name="ce54">
            <text:p>91,0%</text:p>
          </table:table-cell>
          <table:table-cell office:value-type="float" office:value="5103292" table:style-name="ce53">
            <text:p>5.103.292</text:p>
          </table:table-cell>
          <table:table-cell office:value-type="percentage" office:value="0.85884800118478233" table:style-name="ce54">
            <text:p>85,9%</text:p>
          </table:table-cell>
          <table:table-cell office:value-type="float" office:value="4219723" table:style-name="ce53">
            <text:p>4.219.723</text:p>
          </table:table-cell>
          <table:table-cell office:value-type="percentage" office:value="0.85686527142786073" table:style-name="ce54">
            <text:p>85,7%</text:p>
          </table:table-cell>
          <table:table-cell office:value-type="float" office:value="3604104" table:style-name="ce53">
            <text:p>3.604.104</text:p>
          </table:table-cell>
          <table:table-cell office:value-type="percentage" office:value="0.90465320703360119" table:style-name="ce54">
            <text:p>90,5%</text:p>
          </table:table-cell>
          <table:table-cell office:value-type="float" office:value="39046157" table:style-name="ce53">
            <text:p>39.046.157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559266221268577" table:style-name="ce54">
            <text:p>92,6%</text:p>
          </table:table-cell>
          <table:table-cell office:value-type="percentage" office:value="0.82378123179208917" table:style-name="ce54">
            <text:p>82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250" table:style-name="ce43">
            <text:p>430.250</text:p>
          </table:table-cell>
          <table:table-cell office:value-type="percentage" office:value="1" table:style-name="ce44">
            <text:p>100,0%</text:p>
          </table:table-cell>
          <table:table-cell office:value-type="float" office:value="652158" table:style-name="ce43">
            <text:p>652.158</text:p>
          </table:table-cell>
          <table:table-cell office:value-type="percentage" office:value="0.99669123659110259" table:style-name="ce44">
            <text:p>99,7%</text:p>
          </table:table-cell>
          <table:table-cell office:value-type="float" office:value="929194" table:style-name="ce43">
            <text:p>929.194</text:p>
          </table:table-cell>
          <table:table-cell office:value-type="percentage" office:value="0.96969930987269226" table:style-name="ce44">
            <text:p>97,0%</text:p>
          </table:table-cell>
          <table:table-cell office:value-type="float" office:value="1216953" table:style-name="ce43">
            <text:p>1.216.953</text:p>
          </table:table-cell>
          <table:table-cell office:value-type="percentage" office:value="0.94513941150567227" table:style-name="ce44">
            <text:p>94,5%</text:p>
          </table:table-cell>
          <table:table-cell office:value-type="float" office:value="1257435" table:style-name="ce43">
            <text:p>1.257.435</text:p>
          </table:table-cell>
          <table:table-cell office:value-type="percentage" office:value="0.90833078096647057" table:style-name="ce44">
            <text:p>90,8%</text:p>
          </table:table-cell>
          <table:table-cell office:value-type="float" office:value="938201" table:style-name="ce43">
            <text:p>938.201</text:p>
          </table:table-cell>
          <table:table-cell office:value-type="percentage" office:value="0.85153747641301791" table:style-name="ce44">
            <text:p>85,2%</text:p>
          </table:table-cell>
          <table:table-cell office:value-type="float" office:value="777391" table:style-name="ce43">
            <text:p>777.391</text:p>
          </table:table-cell>
          <table:table-cell office:value-type="percentage" office:value="0.83941359144466332" table:style-name="ce44">
            <text:p>83,9%</text:p>
          </table:table-cell>
          <table:table-cell office:value-type="float" office:value="686455" table:style-name="ce43">
            <text:p>686.455</text:p>
          </table:table-cell>
          <table:table-cell office:value-type="percentage" office:value="0.88821705747328705" table:style-name="ce44">
            <text:p>88,8%</text:p>
          </table:table-cell>
          <table:table-cell office:value-type="float" office:value="6888037" table:style-name="ce43">
            <text:p>6.888.037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742573426629315" table:style-name="ce44">
            <text:p>91,7%</text:p>
          </table:table-cell>
          <table:table-cell office:value-type="percentage" office:value="0.81014598898146217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1" table:style-name="ce46">
            <text:p>100.461</text:p>
          </table:table-cell>
          <table:table-cell office:value-type="percentage" office:value="1" table:style-name="ce47">
            <text:p>100,0%</text:p>
          </table:table-cell>
          <table:table-cell office:value-type="float" office:value="119096" table:style-name="ce46">
            <text:p>119.096</text:p>
          </table:table-cell>
          <table:table-cell office:value-type="percentage" office:value="0.9955778474399164" table:style-name="ce47">
            <text:p>99,6%</text:p>
          </table:table-cell>
          <table:table-cell office:value-type="float" office:value="154169" table:style-name="ce46">
            <text:p>154.169</text:p>
          </table:table-cell>
          <table:table-cell office:value-type="percentage" office:value="0.95573120079350316" table:style-name="ce47">
            <text:p>95,6%</text:p>
          </table:table-cell>
          <table:table-cell office:value-type="float" office:value="186266" table:style-name="ce46">
            <text:p>186.266</text:p>
          </table:table-cell>
          <table:table-cell office:value-type="percentage" office:value="0.92683485097278195" table:style-name="ce47">
            <text:p>92,7%</text:p>
          </table:table-cell>
          <table:table-cell office:value-type="float" office:value="189055" table:style-name="ce46">
            <text:p>189.055</text:p>
          </table:table-cell>
          <table:table-cell office:value-type="percentage" office:value="0.88493566189377304" table:style-name="ce47">
            <text:p>88,5%</text:p>
          </table:table-cell>
          <table:table-cell office:value-type="float" office:value="127618" table:style-name="ce46">
            <text:p>127.618</text:p>
          </table:table-cell>
          <table:table-cell office:value-type="percentage" office:value="0.80629019825875992" table:style-name="ce47">
            <text:p>80,6%</text:p>
          </table:table-cell>
          <table:table-cell office:value-type="float" office:value="105851" table:style-name="ce46">
            <text:p>105.851</text:p>
          </table:table-cell>
          <table:table-cell office:value-type="percentage" office:value="0.80927078395694119" table:style-name="ce47">
            <text:p>80,9%</text:p>
          </table:table-cell>
          <table:table-cell office:value-type="float" office:value="89743" table:style-name="ce46">
            <text:p>89.743</text:p>
          </table:table-cell>
          <table:table-cell office:value-type="percentage" office:value="0.83842970187878962" table:style-name="ce47">
            <text:p>83,8%</text:p>
          </table:table-cell>
          <table:table-cell office:value-type="float" office:value="1072259" table:style-name="ce46">
            <text:p>1.072.259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15064637197665" table:style-name="ce47">
            <text:p>90,2%</text:p>
          </table:table-cell>
          <table:table-cell office:value-type="percentage" office:value="0.80552356526357627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07" table:style-name="ce46">
            <text:p>88.307</text:p>
          </table:table-cell>
          <table:table-cell office:value-type="percentage" office:value="1" table:style-name="ce47">
            <text:p>100,0%</text:p>
          </table:table-cell>
          <table:table-cell office:value-type="float" office:value="114100" table:style-name="ce46">
            <text:p>114.100</text:p>
          </table:table-cell>
          <table:table-cell office:value-type="percentage" office:value="1" table:style-name="ce47">
            <text:p>100,0%</text:p>
          </table:table-cell>
          <table:table-cell office:value-type="float" office:value="147852" table:style-name="ce46">
            <text:p>147.852</text:p>
          </table:table-cell>
          <table:table-cell office:value-type="percentage" office:value="0.97277452463977898" table:style-name="ce47">
            <text:p>97,3%</text:p>
          </table:table-cell>
          <table:table-cell office:value-type="float" office:value="152912" table:style-name="ce46">
            <text:p>152.912</text:p>
          </table:table-cell>
          <table:table-cell office:value-type="percentage" office:value="0.94341787849435166" table:style-name="ce47">
            <text:p>94,3%</text:p>
          </table:table-cell>
          <table:table-cell office:value-type="float" office:value="150707" table:style-name="ce46">
            <text:p>150.707</text:p>
          </table:table-cell>
          <table:table-cell office:value-type="percentage" office:value="0.90831123432979755" table:style-name="ce47">
            <text:p>90,8%</text:p>
          </table:table-cell>
          <table:table-cell office:value-type="float" office:value="90626" table:style-name="ce46">
            <text:p>90.626</text:p>
          </table:table-cell>
          <table:table-cell office:value-type="percentage" office:value="0.83456271698391216" table:style-name="ce47">
            <text:p>83,5%</text:p>
          </table:table-cell>
          <table:table-cell office:value-type="float" office:value="66307" table:style-name="ce46">
            <text:p>66.307</text:p>
          </table:table-cell>
          <table:table-cell office:value-type="percentage" office:value="0.83676585649024504" table:style-name="ce47">
            <text:p>83,7%</text:p>
          </table:table-cell>
          <table:table-cell office:value-type="float" office:value="60501" table:style-name="ce46">
            <text:p>60.501</text:p>
          </table:table-cell>
          <table:table-cell office:value-type="percentage" office:value="0.92713313718278778" table:style-name="ce47">
            <text:p>92,7%</text:p>
          </table:table-cell>
          <table:table-cell office:value-type="float" office:value="871312" table:style-name="ce46">
            <text:p>871.312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44452612561491" table:style-name="ce47">
            <text:p>93,6%</text:p>
          </table:table-cell>
          <table:table-cell office:value-type="percentage" office:value="0.86022456557431271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54" table:style-name="ce46">
            <text:p>51.254</text:p>
          </table:table-cell>
          <table:table-cell office:value-type="percentage" office:value="0.95564298100050338" table:style-name="ce47">
            <text:p>95,6%</text:p>
          </table:table-cell>
          <table:table-cell office:value-type="float" office:value="79415" table:style-name="ce46">
            <text:p>79.415</text:p>
          </table:table-cell>
          <table:table-cell office:value-type="percentage" office:value="0.91036751725244747" table:style-name="ce47">
            <text:p>91,0%</text:p>
          </table:table-cell>
          <table:table-cell office:value-type="float" office:value="111197" table:style-name="ce46">
            <text:p>111.197</text:p>
          </table:table-cell>
          <table:table-cell office:value-type="percentage" office:value="0.87286585605174538" table:style-name="ce47">
            <text:p>87,3%</text:p>
          </table:table-cell>
          <table:table-cell office:value-type="float" office:value="151697" table:style-name="ce46">
            <text:p>151.697</text:p>
          </table:table-cell>
          <table:table-cell office:value-type="percentage" office:value="0.85459246907181652" table:style-name="ce47">
            <text:p>85,5%</text:p>
          </table:table-cell>
          <table:table-cell office:value-type="float" office:value="170882" table:style-name="ce46">
            <text:p>170.882</text:p>
          </table:table-cell>
          <table:table-cell office:value-type="percentage" office:value="0.78884513648135235" table:style-name="ce47">
            <text:p>78,9%</text:p>
          </table:table-cell>
          <table:table-cell office:value-type="float" office:value="131144" table:style-name="ce46">
            <text:p>131.144</text:p>
          </table:table-cell>
          <table:table-cell office:value-type="percentage" office:value="0.71255711856210646" table:style-name="ce47">
            <text:p>71,3%</text:p>
          </table:table-cell>
          <table:table-cell office:value-type="float" office:value="100873" table:style-name="ce46">
            <text:p>100.873</text:p>
          </table:table-cell>
          <table:table-cell office:value-type="percentage" office:value="0.73515628985591741" table:style-name="ce47">
            <text:p>73,5%</text:p>
          </table:table-cell>
          <table:table-cell office:value-type="float" office:value="78468" table:style-name="ce46">
            <text:p>78.468</text:p>
          </table:table-cell>
          <table:table-cell office:value-type="percentage" office:value="0.78833788779938918" table:style-name="ce47">
            <text:p>78,8%</text:p>
          </table:table-cell>
          <table:table-cell office:value-type="float" office:value="874930" table:style-name="ce46">
            <text:p>874.930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773679890914496" table:style-name="ce47">
            <text:p>80,8%</text:p>
          </table:table-cell>
          <table:table-cell office:value-type="percentage" office:value="0.71728802443073514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36" table:style-name="ce46">
            <text:p>92.436</text:p>
          </table:table-cell>
          <table:table-cell office:value-type="percentage" office:value="0.9210258862916243" table:style-name="ce47">
            <text:p>92,1%</text:p>
          </table:table-cell>
          <table:table-cell office:value-type="float" office:value="151142" table:style-name="ce46">
            <text:p>151.142</text:p>
          </table:table-cell>
          <table:table-cell office:value-type="percentage" office:value="0.90263129605962522" table:style-name="ce47">
            <text:p>90,3%</text:p>
          </table:table-cell>
          <table:table-cell office:value-type="float" office:value="222850" table:style-name="ce46">
            <text:p>222.850</text:p>
          </table:table-cell>
          <table:table-cell office:value-type="percentage" office:value="0.88588976565760968" table:style-name="ce47">
            <text:p>88,6%</text:p>
          </table:table-cell>
          <table:table-cell office:value-type="float" office:value="321212" table:style-name="ce46">
            <text:p>321.212</text:p>
          </table:table-cell>
          <table:table-cell office:value-type="percentage" office:value="0.8722732296529232" table:style-name="ce47">
            <text:p>87,2%</text:p>
          </table:table-cell>
          <table:table-cell office:value-type="float" office:value="318388" table:style-name="ce46">
            <text:p>318.388</text:p>
          </table:table-cell>
          <table:table-cell office:value-type="percentage" office:value="0.80787607363519875" table:style-name="ce47">
            <text:p>80,8%</text:p>
          </table:table-cell>
          <table:table-cell office:value-type="float" office:value="229162" table:style-name="ce46">
            <text:p>229.162</text:p>
          </table:table-cell>
          <table:table-cell office:value-type="percentage" office:value="0.73246990685989355" table:style-name="ce47">
            <text:p>73,2%</text:p>
          </table:table-cell>
          <table:table-cell office:value-type="float" office:value="185924" table:style-name="ce46">
            <text:p>185.924</text:p>
          </table:table-cell>
          <table:table-cell office:value-type="percentage" office:value="0.73005564041449555" table:style-name="ce47">
            <text:p>73,0%</text:p>
          </table:table-cell>
          <table:table-cell office:value-type="float" office:value="152536" table:style-name="ce46">
            <text:p>152.536</text:p>
          </table:table-cell>
          <table:table-cell office:value-type="percentage" office:value="0.82780777684313356" table:style-name="ce47">
            <text:p>82,8%</text:p>
          </table:table-cell>
          <table:table-cell office:value-type="float" office:value="1673650" table:style-name="ce46">
            <text:p>1.673.650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303383356782078" table:style-name="ce47">
            <text:p>82,3%</text:p>
          </table:table-cell>
          <table:table-cell office:value-type="percentage" office:value="0.74571070978078913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7" table:style-name="ce46">
            <text:p>55.997</text:p>
          </table:table-cell>
          <table:table-cell office:value-type="percentage" office:value="1" table:style-name="ce47">
            <text:p>100,0%</text:p>
          </table:table-cell>
          <table:table-cell office:value-type="float" office:value="76761" table:style-name="ce46">
            <text:p>76.761</text:p>
          </table:table-cell>
          <table:table-cell office:value-type="percentage" office:value="0.96850751353192777" table:style-name="ce47">
            <text:p>96,9%</text:p>
          </table:table-cell>
          <table:table-cell office:value-type="float" office:value="84559" table:style-name="ce46">
            <text:p>84.559</text:p>
          </table:table-cell>
          <table:table-cell office:value-type="percentage" office:value="0.92952621743431896" table:style-name="ce47">
            <text:p>93,0%</text:p>
          </table:table-cell>
          <table:table-cell office:value-type="float" office:value="88491" table:style-name="ce46">
            <text:p>88.491</text:p>
          </table:table-cell>
          <table:table-cell office:value-type="percentage" office:value="0.9086624360791079" table:style-name="ce47">
            <text:p>90,9%</text:p>
          </table:table-cell>
          <table:table-cell office:value-type="float" office:value="55720" table:style-name="ce46">
            <text:p>55.720</text:p>
          </table:table-cell>
          <table:table-cell office:value-type="percentage" office:value="0.82968521992912236" table:style-name="ce47">
            <text:p>83,0%</text:p>
          </table:table-cell>
          <table:table-cell office:value-type="float" office:value="42180" table:style-name="ce46">
            <text:p>42.180</text:p>
          </table:table-cell>
          <table:table-cell office:value-type="percentage" office:value="0.82912350362667819" table:style-name="ce47">
            <text:p>82,9%</text:p>
          </table:table-cell>
          <table:table-cell office:value-type="float" office:value="41067" table:style-name="ce46">
            <text:p>41.067</text:p>
          </table:table-cell>
          <table:table-cell office:value-type="percentage" office:value="0.90689662787359493" table:style-name="ce47">
            <text:p>90,7%</text:p>
          </table:table-cell>
          <table:table-cell office:value-type="float" office:value="486977" table:style-name="ce46">
            <text:p>486.977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394632889489281" table:style-name="ce47">
            <text:p>92,4%</text:p>
          </table:table-cell>
          <table:table-cell office:value-type="percentage" office:value="0.83435762565214044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68" table:style-name="ce46">
            <text:p>227.968</text:p>
          </table:table-cell>
          <table:table-cell office:value-type="percentage" office:value="1" table:style-name="ce47">
            <text:p>100,0%</text:p>
          </table:table-cell>
          <table:table-cell office:value-type="float" office:value="250452" table:style-name="ce46">
            <text:p>250.452</text:p>
          </table:table-cell>
          <table:table-cell office:value-type="percentage" office:value="1" table:style-name="ce47">
            <text:p>100,0%</text:p>
          </table:table-cell>
          <table:table-cell office:value-type="float" office:value="322236" table:style-name="ce46">
            <text:p>322.236</text:p>
          </table:table-cell>
          <table:table-cell office:value-type="percentage" office:value="0.9846994435327876" table:style-name="ce47">
            <text:p>98,5%</text:p>
          </table:table-cell>
          <table:table-cell office:value-type="float" office:value="352973" table:style-name="ce46">
            <text:p>352.973</text:p>
          </table:table-cell>
          <table:table-cell office:value-type="percentage" office:value="0.92594496895354972" table:style-name="ce47">
            <text:p>92,6%</text:p>
          </table:table-cell>
          <table:table-cell office:value-type="float" office:value="320674" table:style-name="ce46">
            <text:p>320.674</text:p>
          </table:table-cell>
          <table:table-cell office:value-type="percentage" office:value="0.89026157544933116" table:style-name="ce47">
            <text:p>89,0%</text:p>
          </table:table-cell>
          <table:table-cell office:value-type="float" office:value="212661" table:style-name="ce46">
            <text:p>212.661</text:p>
          </table:table-cell>
          <table:table-cell office:value-type="percentage" office:value="0.82139574047322927" table:style-name="ce47">
            <text:p>82,1%</text:p>
          </table:table-cell>
          <table:table-cell office:value-type="float" office:value="173300" table:style-name="ce46">
            <text:p>173.300</text:p>
          </table:table-cell>
          <table:table-cell office:value-type="percentage" office:value="0.81830587546451727" table:style-name="ce47">
            <text:p>81,8%</text:p>
          </table:table-cell>
          <table:table-cell office:value-type="float" office:value="143094" table:style-name="ce46">
            <text:p>143.094</text:p>
          </table:table-cell>
          <table:table-cell office:value-type="percentage" office:value="0.8507473334998038" table:style-name="ce47">
            <text:p>85,1%</text:p>
          </table:table-cell>
          <table:table-cell office:value-type="float" office:value="2003358" table:style-name="ce46">
            <text:p>2.003.358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229308394589871" table:style-name="ce47">
            <text:p>92,2%</text:p>
          </table:table-cell>
          <table:table-cell office:value-type="percentage" office:value="0.83940202350659854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58" table:style-name="ce46">
            <text:p>137.358</text:p>
          </table:table-cell>
          <table:table-cell office:value-type="percentage" office:value="1" table:style-name="ce47">
            <text:p>100,0%</text:p>
          </table:table-cell>
          <table:table-cell office:value-type="float" office:value="158322" table:style-name="ce46">
            <text:p>158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19793" table:style-name="ce46">
            <text:p>219.793</text:p>
          </table:table-cell>
          <table:table-cell office:value-type="percentage" office:value="0.96388601399828089" table:style-name="ce47">
            <text:p>96,4%</text:p>
          </table:table-cell>
          <table:table-cell office:value-type="float" office:value="282395" table:style-name="ce46">
            <text:p>282.395</text:p>
          </table:table-cell>
          <table:table-cell office:value-type="percentage" office:value="0.90683574871470451" table:style-name="ce47">
            <text:p>90,7%</text:p>
          </table:table-cell>
          <table:table-cell office:value-type="float" office:value="281623" table:style-name="ce46">
            <text:p>281.623</text:p>
          </table:table-cell>
          <table:table-cell office:value-type="percentage" office:value="0.85164554359034839" table:style-name="ce47">
            <text:p>85,2%</text:p>
          </table:table-cell>
          <table:table-cell office:value-type="float" office:value="201120" table:style-name="ce46">
            <text:p>201.120</text:p>
          </table:table-cell>
          <table:table-cell office:value-type="percentage" office:value="0.78028795232608217" table:style-name="ce47">
            <text:p>78,0%</text:p>
          </table:table-cell>
          <table:table-cell office:value-type="float" office:value="169043" table:style-name="ce46">
            <text:p>169.043</text:p>
          </table:table-cell>
          <table:table-cell office:value-type="percentage" office:value="0.77191404252210127" table:style-name="ce47">
            <text:p>77,2%</text:p>
          </table:table-cell>
          <table:table-cell office:value-type="float" office:value="149179" table:style-name="ce46">
            <text:p>149.179</text:p>
          </table:table-cell>
          <table:table-cell office:value-type="percentage" office:value="0.83895150042740807" table:style-name="ce47">
            <text:p>83,9%</text:p>
          </table:table-cell>
          <table:table-cell office:value-type="float" office:value="1598833" table:style-name="ce46">
            <text:p>1.598.833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037489496619648" table:style-name="ce47">
            <text:p>88,0%</text:p>
          </table:table-cell>
          <table:table-cell office:value-type="percentage" office:value="0.7804301942346592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893" table:style-name="ce46">
            <text:p>454.893</text:p>
          </table:table-cell>
          <table:table-cell office:value-type="percentage" office:value="1" table:style-name="ce47">
            <text:p>100,0%</text:p>
          </table:table-cell>
          <table:table-cell office:value-type="float" office:value="617350" table:style-name="ce46">
            <text:p>617.350</text:p>
          </table:table-cell>
          <table:table-cell office:value-type="percentage" office:value="0.9710791901040684" table:style-name="ce47">
            <text:p>97,1%</text:p>
          </table:table-cell>
          <table:table-cell office:value-type="float" office:value="793981" table:style-name="ce46">
            <text:p>793.981</text:p>
          </table:table-cell>
          <table:table-cell office:value-type="percentage" office:value="0.93137349205380981" table:style-name="ce47">
            <text:p>93,1%</text:p>
          </table:table-cell>
          <table:table-cell office:value-type="float" office:value="1031877" table:style-name="ce46">
            <text:p>1.031.877</text:p>
          </table:table-cell>
          <table:table-cell office:value-type="percentage" office:value="0.94029165273222826" table:style-name="ce47">
            <text:p>94,0%</text:p>
          </table:table-cell>
          <table:table-cell office:value-type="float" office:value="1143410" table:style-name="ce46">
            <text:p>1.143.410</text:p>
          </table:table-cell>
          <table:table-cell office:value-type="percentage" office:value="0.89641952756893217" table:style-name="ce47">
            <text:p>89,6%</text:p>
          </table:table-cell>
          <table:table-cell office:value-type="float" office:value="801219" table:style-name="ce46">
            <text:p>801.219</text:p>
          </table:table-cell>
          <table:table-cell office:value-type="percentage" office:value="0.82888039659517421" table:style-name="ce47">
            <text:p>82,9%</text:p>
          </table:table-cell>
          <table:table-cell office:value-type="float" office:value="664628" table:style-name="ce46">
            <text:p>664.628</text:p>
          </table:table-cell>
          <table:table-cell office:value-type="percentage" office:value="0.80167517239632402" table:style-name="ce47">
            <text:p>80,2%</text:p>
          </table:table-cell>
          <table:table-cell office:value-type="float" office:value="557759" table:style-name="ce46">
            <text:p>557.759</text:p>
          </table:table-cell>
          <table:table-cell office:value-type="percentage" office:value="0.83078602782697286" table:style-name="ce47">
            <text:p>83,1%</text:p>
          </table:table-cell>
          <table:table-cell office:value-type="float" office:value="6065117" table:style-name="ce46">
            <text:p>6.065.117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424163726956218" table:style-name="ce47">
            <text:p>89,4%</text:p>
          </table:table-cell>
          <table:table-cell office:value-type="percentage" office:value="0.79062924922434441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59" table:style-name="ce46">
            <text:p>293.459</text:p>
          </table:table-cell>
          <table:table-cell office:value-type="percentage" office:value="1" table:style-name="ce47">
            <text:p>100,0%</text:p>
          </table:table-cell>
          <table:table-cell office:value-type="float" office:value="433062" table:style-name="ce46">
            <text:p>433.062</text:p>
          </table:table-cell>
          <table:table-cell office:value-type="percentage" office:value="0.98473313686967912" table:style-name="ce47">
            <text:p>98,5%</text:p>
          </table:table-cell>
          <table:table-cell office:value-type="float" office:value="569664" table:style-name="ce46">
            <text:p>569.664</text:p>
          </table:table-cell>
          <table:table-cell office:value-type="percentage" office:value="0.95398733965234284" table:style-name="ce47">
            <text:p>95,4%</text:p>
          </table:table-cell>
          <table:table-cell office:value-type="float" office:value="714616" table:style-name="ce46">
            <text:p>714.616</text:p>
          </table:table-cell>
          <table:table-cell office:value-type="percentage" office:value="0.93745211833723385" table:style-name="ce47">
            <text:p>93,7%</text:p>
          </table:table-cell>
          <table:table-cell office:value-type="float" office:value="755081" table:style-name="ce46">
            <text:p>755.081</text:p>
          </table:table-cell>
          <table:table-cell office:value-type="percentage" office:value="0.89813291654920824" table:style-name="ce47">
            <text:p>89,8%</text:p>
          </table:table-cell>
          <table:table-cell office:value-type="float" office:value="514870" table:style-name="ce46">
            <text:p>514.870</text:p>
          </table:table-cell>
          <table:table-cell office:value-type="percentage" office:value="0.83865839415820598" table:style-name="ce47">
            <text:p>83,9%</text:p>
          </table:table-cell>
          <table:table-cell office:value-type="float" office:value="430127" table:style-name="ce46">
            <text:p>430.127</text:p>
          </table:table-cell>
          <table:table-cell office:value-type="percentage" office:value="0.83882536717026834" table:style-name="ce47">
            <text:p>83,9%</text:p>
          </table:table-cell>
          <table:table-cell office:value-type="float" office:value="378662" table:style-name="ce46">
            <text:p>378.662</text:p>
          </table:table-cell>
          <table:table-cell office:value-type="percentage" office:value="0.87497487112062089" table:style-name="ce47">
            <text:p>87,5%</text:p>
          </table:table-cell>
          <table:table-cell office:value-type="float" office:value="4089541" table:style-name="ce46">
            <text:p>4.089.54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040011789780384" table:style-name="ce47">
            <text:p>91,0%</text:p>
          </table:table-cell>
          <table:table-cell office:value-type="percentage" office:value="0.810284235626985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1" table:style-name="ce46">
            <text:p>77.621</text:p>
          </table:table-cell>
          <table:table-cell office:value-type="percentage" office:value="1" table:style-name="ce47">
            <text:p>100,0%</text:p>
          </table:table-cell>
          <table:table-cell office:value-type="float" office:value="95683" table:style-name="ce46">
            <text:p>95.683</text:p>
          </table:table-cell>
          <table:table-cell office:value-type="percentage" office:value="1" table:style-name="ce47">
            <text:p>100,0%</text:p>
          </table:table-cell>
          <table:table-cell office:value-type="float" office:value="132359" table:style-name="ce46">
            <text:p>132.359</text:p>
          </table:table-cell>
          <table:table-cell office:value-type="percentage" office:value="1.0128094272487278" table:style-name="ce47">
            <text:p>101,3%</text:p>
          </table:table-cell>
          <table:table-cell office:value-type="float" office:value="161166" table:style-name="ce46">
            <text:p>161.166</text:p>
          </table:table-cell>
          <table:table-cell office:value-type="percentage" office:value="0.95958988526552069" table:style-name="ce47">
            <text:p>96,0%</text:p>
          </table:table-cell>
          <table:table-cell office:value-type="float" office:value="145451" table:style-name="ce46">
            <text:p>145.451</text:p>
          </table:table-cell>
          <table:table-cell office:value-type="percentage" office:value="0.92328737558399354" table:style-name="ce47">
            <text:p>92,3%</text:p>
          </table:table-cell>
          <table:table-cell office:value-type="float" office:value="112197" table:style-name="ce46">
            <text:p>112.197</text:p>
          </table:table-cell>
          <table:table-cell office:value-type="percentage" office:value="0.8641040649404661" table:style-name="ce47">
            <text:p>86,4%</text:p>
          </table:table-cell>
          <table:table-cell office:value-type="float" office:value="92423" table:style-name="ce46">
            <text:p>92.423</text:p>
          </table:table-cell>
          <table:table-cell office:value-type="percentage" office:value="0.82149396476632353" table:style-name="ce47">
            <text:p>82,1%</text:p>
          </table:table-cell>
          <table:table-cell office:value-type="float" office:value="77698" table:style-name="ce46">
            <text:p>77.698</text:p>
          </table:table-cell>
          <table:table-cell office:value-type="percentage" office:value="0.90653256950845307" table:style-name="ce47">
            <text:p>90,7%</text:p>
          </table:table-cell>
          <table:table-cell office:value-type="float" office:value="894598" table:style-name="ce46">
            <text:p>894.598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79115476528863" table:style-name="ce47">
            <text:p>94,2%</text:p>
          </table:table-cell>
          <table:table-cell office:value-type="percentage" office:value="0.84555656479826535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24" table:style-name="ce46">
            <text:p>241.424</text:p>
          </table:table-cell>
          <table:table-cell office:value-type="percentage" office:value="1" table:style-name="ce47">
            <text:p>100,0%</text:p>
          </table:table-cell>
          <table:table-cell office:value-type="float" office:value="291034" table:style-name="ce46">
            <text:p>291.034</text:p>
          </table:table-cell>
          <table:table-cell office:value-type="percentage" office:value="0.99672932884457976" table:style-name="ce47">
            <text:p>99,7%</text:p>
          </table:table-cell>
          <table:table-cell office:value-type="float" office:value="347138" table:style-name="ce46">
            <text:p>347.138</text:p>
          </table:table-cell>
          <table:table-cell office:value-type="percentage" office:value="0.98181951884513785" table:style-name="ce47">
            <text:p>98,2%</text:p>
          </table:table-cell>
          <table:table-cell office:value-type="float" office:value="391613" table:style-name="ce46">
            <text:p>391.613</text:p>
          </table:table-cell>
          <table:table-cell office:value-type="percentage" office:value="0.95702101661779082" table:style-name="ce47">
            <text:p>95,7%</text:p>
          </table:table-cell>
          <table:table-cell office:value-type="float" office:value="409285" table:style-name="ce46">
            <text:p>409.285</text:p>
          </table:table-cell>
          <table:table-cell office:value-type="percentage" office:value="0.92423397322265299" table:style-name="ce47">
            <text:p>92,4%</text:p>
          </table:table-cell>
          <table:table-cell office:value-type="float" office:value="265018" table:style-name="ce46">
            <text:p>265.018</text:p>
          </table:table-cell>
          <table:table-cell office:value-type="percentage" office:value="0.85878067907115407" table:style-name="ce47">
            <text:p>85,9%</text:p>
          </table:table-cell>
          <table:table-cell office:value-type="float" office:value="199726" table:style-name="ce46">
            <text:p>199.726</text:p>
          </table:table-cell>
          <table:table-cell office:value-type="percentage" office:value="0.86700931577256668" table:style-name="ce47">
            <text:p>86,7%</text:p>
          </table:table-cell>
          <table:table-cell office:value-type="float" office:value="172407" table:style-name="ce46">
            <text:p>172.407</text:p>
          </table:table-cell>
          <table:table-cell office:value-type="percentage" office:value="0.94034710707740643" table:style-name="ce47">
            <text:p>94,0%</text:p>
          </table:table-cell>
          <table:table-cell office:value-type="float" office:value="2317645" table:style-name="ce46">
            <text:p>2.317.645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61773637926705" table:style-name="ce47">
            <text:p>94,4%</text:p>
          </table:table-cell>
          <table:table-cell office:value-type="percentage" office:value="0.85938137311467044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3" table:style-name="ce46">
            <text:p>23.253</text:p>
          </table:table-cell>
          <table:table-cell office:value-type="percentage" office:value="1" table:style-name="ce47">
            <text:p>100,0%</text:p>
          </table:table-cell>
          <table:table-cell office:value-type="float" office:value="28644" table:style-name="ce46">
            <text:p>28.644</text:p>
          </table:table-cell>
          <table:table-cell office:value-type="percentage" office:value="1" table:style-name="ce47">
            <text:p>100,0%</text:p>
          </table:table-cell>
          <table:table-cell office:value-type="float" office:value="37986" table:style-name="ce46">
            <text:p>37.986</text:p>
          </table:table-cell>
          <table:table-cell office:value-type="percentage" office:value="0.98373646863831776" table:style-name="ce47">
            <text:p>98,4%</text:p>
          </table:table-cell>
          <table:table-cell office:value-type="float" office:value="45200" table:style-name="ce46">
            <text:p>45.200</text:p>
          </table:table-cell>
          <table:table-cell office:value-type="percentage" office:value="0.95157894736842108" table:style-name="ce47">
            <text:p>95,2%</text:p>
          </table:table-cell>
          <table:table-cell office:value-type="float" office:value="47477" table:style-name="ce46">
            <text:p>47.477</text:p>
          </table:table-cell>
          <table:table-cell office:value-type="percentage" office:value="0.917891114376305" table:style-name="ce47">
            <text:p>91,8%</text:p>
          </table:table-cell>
          <table:table-cell office:value-type="float" office:value="31420" table:style-name="ce46">
            <text:p>31.420</text:p>
          </table:table-cell>
          <table:table-cell office:value-type="percentage" office:value="0.84836375418511722" table:style-name="ce47">
            <text:p>84,8%</text:p>
          </table:table-cell>
          <table:table-cell office:value-type="float" office:value="24477" table:style-name="ce46">
            <text:p>24.477</text:p>
          </table:table-cell>
          <table:table-cell office:value-type="percentage" office:value="0.81141019691042893" table:style-name="ce47">
            <text:p>81,1%</text:p>
          </table:table-cell>
          <table:table-cell office:value-type="float" office:value="22680" table:style-name="ce46">
            <text:p>22.680</text:p>
          </table:table-cell>
          <table:table-cell office:value-type="percentage" office:value="0.87281123725226095" table:style-name="ce47">
            <text:p>87,3%</text:p>
          </table:table-cell>
          <table:table-cell office:value-type="float" office:value="261137" table:style-name="ce46">
            <text:p>261.137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773173131921027" table:style-name="ce47">
            <text:p>92,8%</text:p>
          </table:table-cell>
          <table:table-cell office:value-type="percentage" office:value="0.82592290369920551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589" table:style-name="ce46">
            <text:p>372.589</text:p>
          </table:table-cell>
          <table:table-cell office:value-type="percentage" office:value="1" table:style-name="ce47">
            <text:p>100,0%</text:p>
          </table:table-cell>
          <table:table-cell office:value-type="float" office:value="511275" table:style-name="ce46">
            <text:p>511.275</text:p>
          </table:table-cell>
          <table:table-cell office:value-type="percentage" office:value="0.97006925339151884" table:style-name="ce47">
            <text:p>97,0%</text:p>
          </table:table-cell>
          <table:table-cell office:value-type="float" office:value="682810" table:style-name="ce46">
            <text:p>682.810</text:p>
          </table:table-cell>
          <table:table-cell office:value-type="percentage" office:value="0.94774435150973413" table:style-name="ce47">
            <text:p>94,8%</text:p>
          </table:table-cell>
          <table:table-cell office:value-type="float" office:value="942793" table:style-name="ce46">
            <text:p>942.793</text:p>
          </table:table-cell>
          <table:table-cell office:value-type="percentage" office:value="0.95254804452397002" table:style-name="ce47">
            <text:p>95,3%</text:p>
          </table:table-cell>
          <table:table-cell office:value-type="float" office:value="1031818" table:style-name="ce46">
            <text:p>1.031.818</text:p>
          </table:table-cell>
          <table:table-cell office:value-type="percentage" office:value="0.89255064518054417" table:style-name="ce47">
            <text:p>89,3%</text:p>
          </table:table-cell>
          <table:table-cell office:value-type="float" office:value="750577" table:style-name="ce46">
            <text:p>750.577</text:p>
          </table:table-cell>
          <table:table-cell office:value-type="percentage" office:value="0.83319309447584711" table:style-name="ce47">
            <text:p>83,3%</text:p>
          </table:table-cell>
          <table:table-cell office:value-type="float" office:value="603394" table:style-name="ce46">
            <text:p>603.394</text:p>
          </table:table-cell>
          <table:table-cell office:value-type="percentage" office:value="0.82032255827896405" table:style-name="ce47">
            <text:p>82,0%</text:p>
          </table:table-cell>
          <table:table-cell office:value-type="float" office:value="463826" table:style-name="ce46">
            <text:p>463.826</text:p>
          </table:table-cell>
          <table:table-cell office:value-type="percentage" office:value="0.81267477310158742" table:style-name="ce47">
            <text:p>81,3%</text:p>
          </table:table-cell>
          <table:table-cell office:value-type="float" office:value="5359082" table:style-name="ce46">
            <text:p>5.359.082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753216763681509" table:style-name="ce47">
            <text:p>89,8%</text:p>
          </table:table-cell>
          <table:table-cell office:value-type="percentage" office:value="0.793253173408204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96" table:style-name="ce46">
            <text:p>73.396</text:p>
          </table:table-cell>
          <table:table-cell office:value-type="percentage" office:value="1" table:style-name="ce47">
            <text:p>100,0%</text:p>
          </table:table-cell>
          <table:table-cell office:value-type="float" office:value="102956" table:style-name="ce46">
            <text:p>102.956</text:p>
          </table:table-cell>
          <table:table-cell office:value-type="percentage" office:value="0.9907045668867035" table:style-name="ce47">
            <text:p>99,1%</text:p>
          </table:table-cell>
          <table:table-cell office:value-type="float" office:value="146102" table:style-name="ce46">
            <text:p>146.102</text:p>
          </table:table-cell>
          <table:table-cell office:value-type="percentage" office:value="0.95155040021883408" table:style-name="ce47">
            <text:p>95,2%</text:p>
          </table:table-cell>
          <table:table-cell office:value-type="float" office:value="207447" table:style-name="ce46">
            <text:p>207.447</text:p>
          </table:table-cell>
          <table:table-cell office:value-type="percentage" office:value="0.95114235017400039" table:style-name="ce47">
            <text:p>95,1%</text:p>
          </table:table-cell>
          <table:table-cell office:value-type="float" office:value="231880" table:style-name="ce46">
            <text:p>231.880</text:p>
          </table:table-cell>
          <table:table-cell office:value-type="percentage" office:value="0.91845303167134051" table:style-name="ce47">
            <text:p>91,8%</text:p>
          </table:table-cell>
          <table:table-cell office:value-type="float" office:value="168834" table:style-name="ce46">
            <text:p>168.834</text:p>
          </table:table-cell>
          <table:table-cell office:value-type="percentage" office:value="0.8480966876638838" table:style-name="ce47">
            <text:p>84,8%</text:p>
          </table:table-cell>
          <table:table-cell office:value-type="float" office:value="143142" table:style-name="ce46">
            <text:p>143.142</text:p>
          </table:table-cell>
          <table:table-cell office:value-type="percentage" office:value="0.82294367565640825" table:style-name="ce47">
            <text:p>82,3%</text:p>
          </table:table-cell>
          <table:table-cell office:value-type="float" office:value="123276" table:style-name="ce46">
            <text:p>123.276</text:p>
          </table:table-cell>
          <table:table-cell office:value-type="percentage" office:value="0.85243679814128448" table:style-name="ce47">
            <text:p>85,2%</text:p>
          </table:table-cell>
          <table:table-cell office:value-type="float" office:value="1197033" table:style-name="ce46">
            <text:p>1.197.033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848533789106678" table:style-name="ce47">
            <text:p>90,8%</text:p>
          </table:table-cell>
          <table:table-cell office:value-type="percentage" office:value="0.79112549534854826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8" table:style-name="ce46">
            <text:p>42.198</text:p>
          </table:table-cell>
          <table:table-cell office:value-type="percentage" office:value="1" table:style-name="ce47">
            <text:p>100,0%</text:p>
          </table:table-cell>
          <table:table-cell office:value-type="float" office:value="55846" table:style-name="ce46">
            <text:p>55.846</text:p>
          </table:table-cell>
          <table:table-cell office:value-type="percentage" office:value="0.98598163841807906" table:style-name="ce47">
            <text:p>98,6%</text:p>
          </table:table-cell>
          <table:table-cell office:value-type="float" office:value="72066" table:style-name="ce46">
            <text:p>72.066</text:p>
          </table:table-cell>
          <table:table-cell office:value-type="percentage" office:value="0.952372142196379" table:style-name="ce47">
            <text:p>95,2%</text:p>
          </table:table-cell>
          <table:table-cell office:value-type="float" office:value="91960" table:style-name="ce46">
            <text:p>91.960</text:p>
          </table:table-cell>
          <table:table-cell office:value-type="percentage" office:value="0.94126798910929599" table:style-name="ce47">
            <text:p>94,1%</text:p>
          </table:table-cell>
          <table:table-cell office:value-type="float" office:value="95637" table:style-name="ce46">
            <text:p>95.637</text:p>
          </table:table-cell>
          <table:table-cell office:value-type="percentage" office:value="0.90459975596606224" table:style-name="ce47">
            <text:p>90,5%</text:p>
          </table:table-cell>
          <table:table-cell office:value-type="float" office:value="64736" table:style-name="ce46">
            <text:p>64.736</text:p>
          </table:table-cell>
          <table:table-cell office:value-type="percentage" office:value="0.84369664663947141" table:style-name="ce47">
            <text:p>84,4%</text:p>
          </table:table-cell>
          <table:table-cell office:value-type="float" office:value="58152" table:style-name="ce46">
            <text:p>58.152</text:p>
          </table:table-cell>
          <table:table-cell office:value-type="percentage" office:value="0.84520798813987963" table:style-name="ce47">
            <text:p>84,5%</text:p>
          </table:table-cell>
          <table:table-cell office:value-type="float" office:value="51024" table:style-name="ce46">
            <text:p>51.024</text:p>
          </table:table-cell>
          <table:table-cell office:value-type="percentage" office:value="0.88704994697588702" table:style-name="ce47">
            <text:p>88,7%</text:p>
          </table:table-cell>
          <table:table-cell office:value-type="float" office:value="531619" table:style-name="ce46">
            <text:p>531.619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630958988165623" table:style-name="ce47">
            <text:p>91,6%</text:p>
          </table:table-cell>
          <table:table-cell office:value-type="percentage" office:value="0.80835667387410404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04" table:style-name="ce46">
            <text:p>162.504</text:p>
          </table:table-cell>
          <table:table-cell office:value-type="percentage" office:value="1.0186678033674761" table:style-name="ce47">
            <text:p>101,9%</text:p>
          </table:table-cell>
          <table:table-cell office:value-type="float" office:value="212889" table:style-name="ce46">
            <text:p>212.889</text:p>
          </table:table-cell>
          <table:table-cell office:value-type="percentage" office:value="0.98393000748731319" table:style-name="ce47">
            <text:p>98,4%</text:p>
          </table:table-cell>
          <table:table-cell office:value-type="float" office:value="274816" table:style-name="ce46">
            <text:p>274.816</text:p>
          </table:table-cell>
          <table:table-cell office:value-type="percentage" office:value="0.96710690695129209" table:style-name="ce47">
            <text:p>96,7%</text:p>
          </table:table-cell>
          <table:table-cell office:value-type="float" office:value="323315" table:style-name="ce46">
            <text:p>323.315</text:p>
          </table:table-cell>
          <table:table-cell office:value-type="percentage" office:value="0.9580640477439275" table:style-name="ce47">
            <text:p>95,8%</text:p>
          </table:table-cell>
          <table:table-cell office:value-type="float" office:value="321177" table:style-name="ce46">
            <text:p>321.177</text:p>
          </table:table-cell>
          <table:table-cell office:value-type="percentage" office:value="0.92275271214489285" table:style-name="ce47">
            <text:p>92,3%</text:p>
          </table:table-cell>
          <table:table-cell office:value-type="float" office:value="205441" table:style-name="ce46">
            <text:p>205.441</text:p>
          </table:table-cell>
          <table:table-cell office:value-type="percentage" office:value="0.8645233235844888" table:style-name="ce47">
            <text:p>86,5%</text:p>
          </table:table-cell>
          <table:table-cell office:value-type="float" office:value="168891" table:style-name="ce46">
            <text:p>168.891</text:p>
          </table:table-cell>
          <table:table-cell office:value-type="percentage" office:value="0.84778254649499285" table:style-name="ce47">
            <text:p>84,8%</text:p>
          </table:table-cell>
          <table:table-cell office:value-type="float" office:value="152757" table:style-name="ce46">
            <text:p>152.757</text:p>
          </table:table-cell>
          <table:table-cell office:value-type="percentage" office:value="0.88392345660438498" table:style-name="ce47">
            <text:p>88,4%</text:p>
          </table:table-cell>
          <table:table-cell office:value-type="float" office:value="1821790" table:style-name="ce46">
            <text:p>1.821.790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174131429538787" table:style-name="ce47">
            <text:p>93,2%</text:p>
          </table:table-cell>
          <table:table-cell office:value-type="percentage" office:value="0.83342482849232447" table:style-name="ce47">
            <text:p>83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6" table:style-name="ce46">
            <text:p>2.386</text:p>
          </table:table-cell>
          <table:table-cell office:value-type="percentage" office:value="0.84102925625660907" table:style-name="ce47">
            <text:p>84,1%</text:p>
          </table:table-cell>
          <table:table-cell office:value-type="float" office:value="3857" table:style-name="ce46">
            <text:p>3.857</text:p>
          </table:table-cell>
          <table:table-cell office:value-type="percentage" office:value="0.87579473206176206" table:style-name="ce47">
            <text:p>87,6%</text:p>
          </table:table-cell>
          <table:table-cell office:value-type="float" office:value="7555" table:style-name="ce46">
            <text:p>7.555</text:p>
          </table:table-cell>
          <table:table-cell office:value-type="percentage" office:value="0.90707167727218152" table:style-name="ce47">
            <text:p>90,7%</text:p>
          </table:table-cell>
          <table:table-cell office:value-type="float" office:value="10535" table:style-name="ce46">
            <text:p>10.535</text:p>
          </table:table-cell>
          <table:table-cell office:value-type="percentage" office:value="0.91156874621441553" table:style-name="ce47">
            <text:p>91,2%</text:p>
          </table:table-cell>
          <table:table-cell office:value-type="float" office:value="11061" table:style-name="ce46">
            <text:p>11.061</text:p>
          </table:table-cell>
          <table:table-cell office:value-type="percentage" office:value="0.89512017479970862" table:style-name="ce47">
            <text:p>89,5%</text:p>
          </table:table-cell>
          <table:table-cell office:value-type="float" office:value="9099" table:style-name="ce46">
            <text:p>9.099</text:p>
          </table:table-cell>
          <table:table-cell office:value-type="percentage" office:value="0.79822791472936228" table:style-name="ce47">
            <text:p>79,8%</text:p>
          </table:table-cell>
          <table:table-cell office:value-type="float" office:value="8835" table:style-name="ce46">
            <text:p>8.835</text:p>
          </table:table-cell>
          <table:table-cell office:value-type="percentage" office:value="0.81316152784169349" table:style-name="ce47">
            <text:p>81,3%</text:p>
          </table:table-cell>
          <table:table-cell office:value-type="float" office:value="8229" table:style-name="ce46">
            <text:p>8.229</text:p>
          </table:table-cell>
          <table:table-cell office:value-type="percentage" office:value="0.88665014545846355" table:style-name="ce47">
            <text:p>88,7%</text:p>
          </table:table-cell>
          <table:table-cell office:value-type="float" office:value="61557" table:style-name="ce46">
            <text:p>61.557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6664601782370576" table:style-name="ce47">
            <text:p>86,7%</text:p>
          </table:table-cell>
          <table:table-cell office:value-type="percentage" office:value="0.73705952081612125" table:style-name="ce47">
            <text:p>73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5" table:style-name="ce46">
            <text:p>7.355</text:p>
          </table:table-cell>
          <table:table-cell office:value-type="percentage" office:value="0.91880074953154278" table:style-name="ce47">
            <text:p>91,9%</text:p>
          </table:table-cell>
          <table:table-cell office:value-type="float" office:value="9972" table:style-name="ce46">
            <text:p>9.972</text:p>
          </table:table-cell>
          <table:table-cell office:value-type="percentage" office:value="0.92324784742153509" table:style-name="ce47">
            <text:p>92,3%</text:p>
          </table:table-cell>
          <table:table-cell office:value-type="float" office:value="10432" table:style-name="ce46">
            <text:p>10.432</text:p>
          </table:table-cell>
          <table:table-cell office:value-type="percentage" office:value="0.95504897921816356" table:style-name="ce47">
            <text:p>95,5%</text:p>
          </table:table-cell>
          <table:table-cell office:value-type="float" office:value="8887" table:style-name="ce46">
            <text:p>8.887</text:p>
          </table:table-cell>
          <table:table-cell office:value-type="percentage" office:value="0.8114499634769905" table:style-name="ce47">
            <text:p>81,1%</text:p>
          </table:table-cell>
          <table:table-cell office:value-type="float" office:value="8844" table:style-name="ce46">
            <text:p>8.844</text:p>
          </table:table-cell>
          <table:table-cell office:value-type="percentage" office:value="0.75647934308442388" table:style-name="ce47">
            <text:p>75,6%</text:p>
          </table:table-cell>
          <table:table-cell office:value-type="float" office:value="8114" table:style-name="ce46">
            <text:p>8.114</text:p>
          </table:table-cell>
          <table:table-cell office:value-type="percentage" office:value="0.84697286012526096" table:style-name="ce47">
            <text:p>84,7%</text:p>
          </table:table-cell>
          <table:table-cell office:value-type="float" office:value="59016" table:style-name="ce46">
            <text:p>59.016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450062988896381" table:style-name="ce47">
            <text:p>86,5%</text:p>
          </table:table-cell>
          <table:table-cell office:value-type="percentage" office:value="0.70238746994834689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607" table:style-name="ce46">
            <text:p>3.607</text:p>
          </table:table-cell>
          <table:table-cell office:value-type="string" table:style-name="ce47">
            <text:p>-</text:p>
          </table:table-cell>
          <table:table-cell office:value-type="float" office:value="9512" table:style-name="ce46">
            <text:p>9.512</text:p>
          </table:table-cell>
          <table:table-cell office:value-type="string" table:style-name="ce47">
            <text:p>-</text:p>
          </table:table-cell>
          <table:table-cell office:value-type="float" office:value="22171" table:style-name="ce46">
            <text:p>22.171</text:p>
          </table:table-cell>
          <table:table-cell office:value-type="string" table:style-name="ce47">
            <text:p>-</text:p>
          </table:table-cell>
          <table:table-cell office:value-type="float" office:value="31955" table:style-name="ce46">
            <text:p>31.955</text:p>
          </table:table-cell>
          <table:table-cell office:value-type="string" table:style-name="ce47">
            <text:p>-</text:p>
          </table:table-cell>
          <table:table-cell office:value-type="float" office:value="23913" table:style-name="ce46">
            <text:p>23.913</text:p>
          </table:table-cell>
          <table:table-cell office:value-type="string" table:style-name="ce47">
            <text:p>-</text:p>
          </table:table-cell>
          <table:table-cell office:value-type="float" office:value="1261" table:style-name="ce46">
            <text:p>1.261</text:p>
          </table:table-cell>
          <table:table-cell office:value-type="string" table:style-name="ce47">
            <text:p>-</text:p>
          </table:table-cell>
          <table:table-cell office:value-type="float" office:value="92460" table:style-name="ce46">
            <text:p>92.46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81" table:style-name="ce49">
            <text:p>281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797" table:style-name="ce49">
            <text:p>1.797</text:p>
          </table:table-cell>
          <table:table-cell office:value-type="string" table:style-name="ce50">
            <text:p>-</text:p>
          </table:table-cell>
          <table:table-cell office:value-type="float" office:value="2209" table:style-name="ce49">
            <text:p>2.209</text:p>
          </table:table-cell>
          <table:table-cell office:value-type="string" table:style-name="ce50">
            <text:p>-</text:p>
          </table:table-cell>
          <table:table-cell office:value-type="float" office:value="1976" table:style-name="ce49">
            <text:p>1.976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49" table:style-name="ce49">
            <text:p>7.449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6061" table:style-name="ce53">
            <text:p>2.916.061</text:p>
          </table:table-cell>
          <table:table-cell office:value-type="percentage" office:value="1" table:style-name="ce54">
            <text:p>100,0%</text:p>
          </table:table-cell>
          <table:table-cell office:value-type="float" office:value="3936706" table:style-name="ce53">
            <text:p>3.936.706</text:p>
          </table:table-cell>
          <table:table-cell office:value-type="percentage" office:value="0.98495732491932975" table:style-name="ce54">
            <text:p>98,5%</text:p>
          </table:table-cell>
          <table:table-cell office:value-type="float" office:value="5259772" table:style-name="ce53">
            <text:p>5.259.772</text:p>
          </table:table-cell>
          <table:table-cell office:value-type="percentage" office:value="0.95499213822203988" table:style-name="ce54">
            <text:p>95,5%</text:p>
          </table:table-cell>
          <table:table-cell office:value-type="float" office:value="6689841" table:style-name="ce53">
            <text:p>6.689.841</text:p>
          </table:table-cell>
          <table:table-cell office:value-type="percentage" office:value="0.9383042573657232" table:style-name="ce54">
            <text:p>93,8%</text:p>
          </table:table-cell>
          <table:table-cell office:value-type="float" office:value="7003932" table:style-name="ce53">
            <text:p>7.003.932</text:p>
          </table:table-cell>
          <table:table-cell office:value-type="percentage" office:value="0.89600921501461983" table:style-name="ce54">
            <text:p>89,6%</text:p>
          </table:table-cell>
          <table:table-cell office:value-type="float" office:value="4952714" table:style-name="ce53">
            <text:p>4.952.714</text:p>
          </table:table-cell>
          <table:table-cell office:value-type="percentage" office:value="0.83350678725416605" table:style-name="ce54">
            <text:p>83,4%</text:p>
          </table:table-cell>
          <table:table-cell office:value-type="float" office:value="4049397" table:style-name="ce53">
            <text:p>4.049.397</text:p>
          </table:table-cell>
          <table:table-cell office:value-type="percentage" office:value="0.82227853807564266" table:style-name="ce54">
            <text:p>82,2%</text:p>
          </table:table-cell>
          <table:table-cell office:value-type="float" office:value="3418977" table:style-name="ce53">
            <text:p>3.418.977</text:p>
          </table:table-cell>
          <table:table-cell office:value-type="percentage" office:value="0.85818514333219043" table:style-name="ce54">
            <text:p>85,8%</text:p>
          </table:table-cell>
          <table:table-cell office:value-type="float" office:value="38227400" table:style-name="ce53">
            <text:p>38.227.400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618395391559847" table:style-name="ce54">
            <text:p>90,6%</text:p>
          </table:table-cell>
          <table:table-cell office:value-type="percentage" office:value="0.80650740251361763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79879" table:style-name="ce60">
            <text:p>979.879</text:p>
          </table:table-cell>
          <table:table-cell office:value-type="percentage" office:value="0.90527693808619303" table:style-name="ce61">
            <text:p>90,5%</text:p>
          </table:table-cell>
          <table:table-cell office:value-type="float" office:value="807367" table:style-name="ce60">
            <text:p>807.367</text:p>
          </table:table-cell>
          <table:table-cell office:value-type="percentage" office:value="0.86888959679033662" table:style-name="ce61">
            <text:p>86,9%</text:p>
          </table:table-cell>
          <table:table-cell office:value-type="float" office:value="561857" table:style-name="ce60">
            <text:p>561.857</text:p>
          </table:table-cell>
          <table:table-cell office:value-type="percentage" office:value="0.46169161832872757" table:style-name="ce61">
            <text:p>46,2%</text:p>
          </table:table-cell>
          <table:table-cell office:value-type="float" office:value="214595" table:style-name="ce60">
            <text:p>214.595</text:p>
          </table:table-cell>
          <table:table-cell office:value-type="percentage" office:value="0.17066090891378083" table:style-name="ce61">
            <text:p>17,1%</text:p>
          </table:table-cell>
          <table:table-cell office:value-type="float" office:value="85796" table:style-name="ce60">
            <text:p>85.796</text:p>
          </table:table-cell>
          <table:table-cell office:value-type="percentage" office:value="9.1447355097681621E-2" table:style-name="ce61">
            <text:p>9,1%</text:p>
          </table:table-cell>
          <table:table-cell office:value-type="float" office:value="58975" table:style-name="ce60">
            <text:p>58.975</text:p>
          </table:table-cell>
          <table:table-cell office:value-type="percentage" office:value="7.5862725449612867E-2" table:style-name="ce61">
            <text:p>7,6%</text:p>
          </table:table-cell>
          <table:table-cell office:value-type="float" office:value="176086" table:style-name="ce60">
            <text:p>176.086</text:p>
          </table:table-cell>
          <table:table-cell office:value-type="percentage" office:value="0.55275962305137527" table:style-name="ce44">
            <text:p>55,3%</text:p>
          </table:table-cell>
          <table:table-cell office:value-type="float" office:value="588301" table:style-name="ce60">
            <text:p>588.301</text:p>
          </table:table-cell>
          <table:table-cell office:value-type="percentage" office:value="0.68142683563892203" table:style-name="ce44">
            <text:p>68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9245" table:style-name="ce7">
            <text:p>199.245</text:p>
          </table:table-cell>
          <table:table-cell office:value-type="percentage" office:value="0.90748643860136546" table:style-name="ce47">
            <text:p>90,7%</text:p>
          </table:table-cell>
          <table:table-cell office:value-type="float" office:value="135036" table:style-name="ce7">
            <text:p>135.036</text:p>
          </table:table-cell>
          <table:table-cell office:value-type="percentage" office:value="0.87589593238588825" table:style-name="ce47">
            <text:p>87,6%</text:p>
          </table:table-cell>
          <table:table-cell office:value-type="float" office:value="106376" table:style-name="ce7">
            <text:p>106.376</text:p>
          </table:table-cell>
          <table:table-cell office:value-type="percentage" office:value="0.57109724802164641" table:style-name="ce47">
            <text:p>57,1%</text:p>
          </table:table-cell>
          <table:table-cell office:value-type="float" office:value="61413" table:style-name="ce7">
            <text:p>61.413</text:p>
          </table:table-cell>
          <table:table-cell office:value-type="percentage" office:value="0.32484197720240143" table:style-name="ce47">
            <text:p>32,5%</text:p>
          </table:table-cell>
          <table:table-cell office:value-type="float" office:value="19427" table:style-name="ce7">
            <text:p>19.427</text:p>
          </table:table-cell>
          <table:table-cell office:value-type="percentage" office:value="0.15222774216803273" table:style-name="ce47">
            <text:p>15,2%</text:p>
          </table:table-cell>
          <table:table-cell office:value-type="float" office:value="16781" table:style-name="ce7">
            <text:p>16.781</text:p>
          </table:table-cell>
          <table:table-cell office:value-type="percentage" office:value="0.15853416595025083" table:style-name="ce47">
            <text:p>15,9%</text:p>
          </table:table-cell>
          <table:table-cell office:value-type="float" office:value="34001" table:style-name="ce7">
            <text:p>34.001</text:p>
          </table:table-cell>
          <table:table-cell office:value-type="percentage" office:value="0.57876997974364652" table:style-name="ce47">
            <text:p>57,9%</text:p>
          </table:table-cell>
          <table:table-cell office:value-type="float" office:value="111348" table:style-name="ce7">
            <text:p>111.348</text:p>
          </table:table-cell>
          <table:table-cell office:value-type="percentage" office:value="0.82726340658850805" table:style-name="ce47">
            <text:p>82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546" table:style-name="ce7">
            <text:p>190.546</text:p>
          </table:table-cell>
          <table:table-cell office:value-type="percentage" office:value="0.94140024801513777" table:style-name="ce47">
            <text:p>94,1%</text:p>
          </table:table-cell>
          <table:table-cell office:value-type="float" office:value="139743" table:style-name="ce7">
            <text:p>139.743</text:p>
          </table:table-cell>
          <table:table-cell office:value-type="percentage" office:value="0.94515461407353296" table:style-name="ce47">
            <text:p>94,5%</text:p>
          </table:table-cell>
          <table:table-cell office:value-type="float" office:value="138782" table:style-name="ce7">
            <text:p>138.782</text:p>
          </table:table-cell>
          <table:table-cell office:value-type="percentage" office:value="0.90759391022287328" table:style-name="ce47">
            <text:p>90,8%</text:p>
          </table:table-cell>
          <table:table-cell office:value-type="float" office:value="114876" table:style-name="ce7">
            <text:p>114.876</text:p>
          </table:table-cell>
          <table:table-cell office:value-type="percentage" office:value="0.76224727451279639" table:style-name="ce47">
            <text:p>76,2%</text:p>
          </table:table-cell>
          <table:table-cell office:value-type="float" office:value="37558" table:style-name="ce7">
            <text:p>37.558</text:p>
          </table:table-cell>
          <table:table-cell office:value-type="percentage" office:value="0.41442853044380201" table:style-name="ce47">
            <text:p>41,4%</text:p>
          </table:table-cell>
          <table:table-cell office:value-type="float" office:value="8454" table:style-name="ce7">
            <text:p>8.454</text:p>
          </table:table-cell>
          <table:table-cell office:value-type="percentage" office:value="0.1274978509056359" table:style-name="ce47">
            <text:p>12,7%</text:p>
          </table:table-cell>
          <table:table-cell office:value-type="float" office:value="40955" table:style-name="ce7">
            <text:p>40.955</text:p>
          </table:table-cell>
          <table:table-cell office:value-type="percentage" office:value="0.90458310325786861" table:style-name="ce47">
            <text:p>90,5%</text:p>
          </table:table-cell>
          <table:table-cell office:value-type="float" office:value="112269" table:style-name="ce7">
            <text:p>112.269</text:p>
          </table:table-cell>
          <table:table-cell office:value-type="percentage" office:value="0.95634359507300204" table:style-name="ce47">
            <text:p>95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639" table:style-name="ce7">
            <text:p>112.639</text:p>
          </table:table-cell>
          <table:table-cell office:value-type="percentage" office:value="0.86201777009084024" table:style-name="ce47">
            <text:p>86,2%</text:p>
          </table:table-cell>
          <table:table-cell office:value-type="float" office:value="83025" table:style-name="ce7">
            <text:p>83.025</text:p>
          </table:table-cell>
          <table:table-cell office:value-type="percentage" office:value="0.74664784121873795" table:style-name="ce47">
            <text:p>74,7%</text:p>
          </table:table-cell>
          <table:table-cell office:value-type="float" office:value="78382" table:style-name="ce7">
            <text:p>78.382</text:p>
          </table:table-cell>
          <table:table-cell office:value-type="percentage" office:value="0.5167010553933169" table:style-name="ce47">
            <text:p>51,7%</text:p>
          </table:table-cell>
          <table:table-cell office:value-type="float" office:value="44987" table:style-name="ce7">
            <text:p>44.987</text:p>
          </table:table-cell>
          <table:table-cell office:value-type="percentage" office:value="0.26326353858217949" table:style-name="ce47">
            <text:p>26,3%</text:p>
          </table:table-cell>
          <table:table-cell office:value-type="float" office:value="12883" table:style-name="ce7">
            <text:p>12.883</text:p>
          </table:table-cell>
          <table:table-cell office:value-type="percentage" office:value="9.8235527359238697E-2" table:style-name="ce47">
            <text:p>9,8%</text:p>
          </table:table-cell>
          <table:table-cell office:value-type="float" office:value="7834" table:style-name="ce7">
            <text:p>7.834</text:p>
          </table:table-cell>
          <table:table-cell office:value-type="percentage" office:value="7.7662010647051249E-2" table:style-name="ce47">
            <text:p>7,8%</text:p>
          </table:table-cell>
          <table:table-cell office:value-type="float" office:value="27366" table:style-name="ce7">
            <text:p>27.366</text:p>
          </table:table-cell>
          <table:table-cell office:value-type="percentage" office:value="0.53769525493663428" table:style-name="ce47">
            <text:p>53,8%</text:p>
          </table:table-cell>
          <table:table-cell office:value-type="float" office:value="87490" table:style-name="ce7">
            <text:p>87.490</text:p>
          </table:table-cell>
          <table:table-cell office:value-type="percentage" office:value="0.73096556967524706" table:style-name="ce47">
            <text:p>73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5718" table:style-name="ce7">
            <text:p>215.718</text:p>
          </table:table-cell>
          <table:table-cell office:value-type="percentage" office:value="0.88562185419044415" table:style-name="ce47">
            <text:p>88,6%</text:p>
          </table:table-cell>
          <table:table-cell office:value-type="float" office:value="180845" table:style-name="ce7">
            <text:p>180.845</text:p>
          </table:table-cell>
          <table:table-cell office:value-type="percentage" office:value="0.81150998429436838" table:style-name="ce47">
            <text:p>81,2%</text:p>
          </table:table-cell>
          <table:table-cell office:value-type="float" office:value="198608" table:style-name="ce7">
            <text:p>198.608</text:p>
          </table:table-cell>
          <table:table-cell office:value-type="percentage" office:value="0.618308157852135" table:style-name="ce47">
            <text:p>61,8%</text:p>
          </table:table-cell>
          <table:table-cell office:value-type="float" office:value="129753" table:style-name="ce7">
            <text:p>129.753</text:p>
          </table:table-cell>
          <table:table-cell office:value-type="percentage" office:value="0.40753106272849482" table:style-name="ce47">
            <text:p>40,8%</text:p>
          </table:table-cell>
          <table:table-cell office:value-type="float" office:value="29442" table:style-name="ce7">
            <text:p>29.442</text:p>
          </table:table-cell>
          <table:table-cell office:value-type="percentage" office:value="0.12847679807297893" table:style-name="ce47">
            <text:p>12,8%</text:p>
          </table:table-cell>
          <table:table-cell office:value-type="float" office:value="11827" table:style-name="ce7">
            <text:p>11.827</text:p>
          </table:table-cell>
          <table:table-cell office:value-type="percentage" office:value="6.3612013510896931E-2" table:style-name="ce47">
            <text:p>6,4%</text:p>
          </table:table-cell>
          <table:table-cell office:value-type="float" office:value="90386" table:style-name="ce7">
            <text:p>90.386</text:p>
          </table:table-cell>
          <table:table-cell office:value-type="percentage" office:value="0.67379328338737932" table:style-name="ce47">
            <text:p>67,4%</text:p>
          </table:table-cell>
          <table:table-cell office:value-type="float" office:value="172734" table:style-name="ce7">
            <text:p>172.734</text:p>
          </table:table-cell>
          <table:table-cell office:value-type="percentage" office:value="0.77580608216446367" table:style-name="ce47">
            <text:p>77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472" table:style-name="ce7">
            <text:p>91.472</text:p>
          </table:table-cell>
          <table:table-cell office:value-type="percentage" office:value="0.93149624741596149" table:style-name="ce47">
            <text:p>93,1%</text:p>
          </table:table-cell>
          <table:table-cell office:value-type="float" office:value="73484" table:style-name="ce7">
            <text:p>73.484</text:p>
          </table:table-cell>
          <table:table-cell office:value-type="percentage" office:value="0.95730905016870549" table:style-name="ce47">
            <text:p>95,7%</text:p>
          </table:table-cell>
          <table:table-cell office:value-type="float" office:value="62808" table:style-name="ce7">
            <text:p>62.808</text:p>
          </table:table-cell>
          <table:table-cell office:value-type="percentage" office:value="0.74277131943376817" table:style-name="ce47">
            <text:p>74,3%</text:p>
          </table:table-cell>
          <table:table-cell office:value-type="float" office:value="39784" table:style-name="ce7">
            <text:p>39.784</text:p>
          </table:table-cell>
          <table:table-cell office:value-type="percentage" office:value="0.4495824434123244" table:style-name="ce47">
            <text:p>45,0%</text:p>
          </table:table-cell>
          <table:table-cell office:value-type="float" office:value="7831" table:style-name="ce7">
            <text:p>7.831</text:p>
          </table:table-cell>
          <table:table-cell office:value-type="percentage" office:value="0.14054199569274947" table:style-name="ce47">
            <text:p>14,1%</text:p>
          </table:table-cell>
          <table:table-cell office:value-type="float" office:value="4420" table:style-name="ce7">
            <text:p>4.420</text:p>
          </table:table-cell>
          <table:table-cell office:value-type="percentage" office:value="0.10478899952584163" table:style-name="ce47">
            <text:p>10,5%</text:p>
          </table:table-cell>
          <table:table-cell office:value-type="float" office:value="19306" table:style-name="ce7">
            <text:p>19.306</text:p>
          </table:table-cell>
          <table:table-cell office:value-type="percentage" office:value="0.87034532503831941" table:style-name="ce47">
            <text:p>87,0%</text:p>
          </table:table-cell>
          <table:table-cell office:value-type="float" office:value="54751" table:style-name="ce7">
            <text:p>54.751</text:p>
          </table:table-cell>
          <table:table-cell office:value-type="percentage" office:value="0.9258019242800859" table:style-name="ce47">
            <text:p>92,6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4863" table:style-name="ce7">
            <text:p>444.863</text:p>
          </table:table-cell>
          <table:table-cell office:value-type="percentage" office:value="0.92985870155929939" table:style-name="ce47">
            <text:p>93,0%</text:p>
          </table:table-cell>
          <table:table-cell office:value-type="float" office:value="290675" table:style-name="ce7">
            <text:p>290.675</text:p>
          </table:table-cell>
          <table:table-cell office:value-type="percentage" office:value="0.90205625690487712" table:style-name="ce47">
            <text:p>90,2%</text:p>
          </table:table-cell>
          <table:table-cell office:value-type="float" office:value="283724" table:style-name="ce7">
            <text:p>283.724</text:p>
          </table:table-cell>
          <table:table-cell office:value-type="percentage" office:value="0.80381218960090428" table:style-name="ce47">
            <text:p>80,4%</text:p>
          </table:table-cell>
          <table:table-cell office:value-type="float" office:value="148124" table:style-name="ce7">
            <text:p>148.124</text:p>
          </table:table-cell>
          <table:table-cell office:value-type="percentage" office:value="0.46191459238977906" table:style-name="ce47">
            <text:p>46,2%</text:p>
          </table:table-cell>
          <table:table-cell office:value-type="float" office:value="31701" table:style-name="ce7">
            <text:p>31.701</text:p>
          </table:table-cell>
          <table:table-cell office:value-type="percentage" office:value="0.14906823536050334" table:style-name="ce47">
            <text:p>14,9%</text:p>
          </table:table-cell>
          <table:table-cell office:value-type="float" office:value="17580" table:style-name="ce7">
            <text:p>17.580</text:p>
          </table:table-cell>
          <table:table-cell office:value-type="percentage" office:value="0.10144258511252163" table:style-name="ce47">
            <text:p>10,1%</text:p>
          </table:table-cell>
          <table:table-cell office:value-type="float" office:value="80073" table:style-name="ce7">
            <text:p>80.073</text:p>
          </table:table-cell>
          <table:table-cell office:value-type="percentage" office:value="0.83765377855887524" table:style-name="ce47">
            <text:p>83,8%</text:p>
          </table:table-cell>
          <table:table-cell office:value-type="float" office:value="222458" table:style-name="ce7">
            <text:p>222.458</text:p>
          </table:table-cell>
          <table:table-cell office:value-type="percentage" office:value="0.9145316713806485" table:style-name="ce47">
            <text:p>91,5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9742" table:style-name="ce7">
            <text:p>269.742</text:p>
          </table:table-cell>
          <table:table-cell office:value-type="percentage" office:value="0.91227678571428572" table:style-name="ce47">
            <text:p>91,2%</text:p>
          </table:table-cell>
          <table:table-cell office:value-type="float" office:value="197882" table:style-name="ce7">
            <text:p>197.882</text:p>
          </table:table-cell>
          <table:table-cell office:value-type="percentage" office:value="0.90031074693006596" table:style-name="ce47">
            <text:p>90,0%</text:p>
          </table:table-cell>
          <table:table-cell office:value-type="float" office:value="192179" table:style-name="ce7">
            <text:p>192.179</text:p>
          </table:table-cell>
          <table:table-cell office:value-type="percentage" office:value="0.6805325873333451" table:style-name="ce47">
            <text:p>68,1%</text:p>
          </table:table-cell>
          <table:table-cell office:value-type="float" office:value="114822" table:style-name="ce7">
            <text:p>114.822</text:p>
          </table:table-cell>
          <table:table-cell office:value-type="percentage" office:value="0.40771527893673459" table:style-name="ce47">
            <text:p>40,8%</text:p>
          </table:table-cell>
          <table:table-cell office:value-type="float" office:value="26954" table:style-name="ce7">
            <text:p>26.954</text:p>
          </table:table-cell>
          <table:table-cell office:value-type="percentage" office:value="0.1340194908512331" table:style-name="ce47">
            <text:p>13,4%</text:p>
          </table:table-cell>
          <table:table-cell office:value-type="float" office:value="13733" table:style-name="ce7">
            <text:p>13.733</text:p>
          </table:table-cell>
          <table:table-cell office:value-type="percentage" office:value="8.1239684577296897E-2" table:style-name="ce47">
            <text:p>8,1%</text:p>
          </table:table-cell>
          <table:table-cell office:value-type="float" office:value="62707" table:style-name="ce7">
            <text:p>62.707</text:p>
          </table:table-cell>
          <table:table-cell office:value-type="percentage" office:value="0.81115307996791974" table:style-name="ce47">
            <text:p>81,1%</text:p>
          </table:table-cell>
          <table:table-cell office:value-type="float" office:value="175230" table:style-name="ce7">
            <text:p>175.230</text:p>
          </table:table-cell>
          <table:table-cell office:value-type="percentage" office:value="0.84961235799793455" table:style-name="ce47">
            <text:p>85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57661" table:style-name="ce7">
            <text:p>957.661</text:p>
          </table:table-cell>
          <table:table-cell office:value-type="percentage" office:value="0.89313802934595987" table:style-name="ce47">
            <text:p>89,3%</text:p>
          </table:table-cell>
          <table:table-cell office:value-type="float" office:value="682512" table:style-name="ce7">
            <text:p>682.512</text:p>
          </table:table-cell>
          <table:table-cell office:value-type="percentage" office:value="0.85960747171531815" table:style-name="ce47">
            <text:p>86,0%</text:p>
          </table:table-cell>
          <table:table-cell office:value-type="float" office:value="661734" table:style-name="ce7">
            <text:p>661.734</text:p>
          </table:table-cell>
          <table:table-cell office:value-type="percentage" office:value="0.64129154928349019" table:style-name="ce47">
            <text:p>64,1%</text:p>
          </table:table-cell>
          <table:table-cell office:value-type="float" office:value="488415" table:style-name="ce7">
            <text:p>488.415</text:p>
          </table:table-cell>
          <table:table-cell office:value-type="percentage" office:value="0.42715648804890632" table:style-name="ce47">
            <text:p>42,7%</text:p>
          </table:table-cell>
          <table:table-cell office:value-type="float" office:value="162298" table:style-name="ce7">
            <text:p>162.298</text:p>
          </table:table-cell>
          <table:table-cell office:value-type="percentage" office:value="0.20256384334370503" table:style-name="ce47">
            <text:p>20,3%</text:p>
          </table:table-cell>
          <table:table-cell office:value-type="float" office:value="75757" table:style-name="ce7">
            <text:p>75.757</text:p>
          </table:table-cell>
          <table:table-cell office:value-type="percentage" office:value="0.1139840632654658" table:style-name="ce47">
            <text:p>11,4%</text:p>
          </table:table-cell>
          <table:table-cell office:value-type="float" office:value="194382" table:style-name="ce7">
            <text:p>194.382</text:p>
          </table:table-cell>
          <table:table-cell office:value-type="percentage" office:value="0.55957555833194195" table:style-name="ce47">
            <text:p>56,0%</text:p>
          </table:table-cell>
          <table:table-cell office:value-type="float" office:value="681171" table:style-name="ce7">
            <text:p>681.171</text:p>
          </table:table-cell>
          <table:table-cell office:value-type="percentage" office:value="0.84922392190597296" table:style-name="ce47">
            <text:p>84,9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9223" table:style-name="ce7">
            <text:p>679.223</text:p>
          </table:table-cell>
          <table:table-cell office:value-type="percentage" office:value="0.93489795890277083" table:style-name="ce47">
            <text:p>93,5%</text:p>
          </table:table-cell>
          <table:table-cell office:value-type="float" office:value="535985" table:style-name="ce7">
            <text:p>535.985</text:p>
          </table:table-cell>
          <table:table-cell office:value-type="percentage" office:value="0.94087918492304234" table:style-name="ce47">
            <text:p>94,1%</text:p>
          </table:table-cell>
          <table:table-cell office:value-type="float" office:value="497171" table:style-name="ce7">
            <text:p>497.171</text:p>
          </table:table-cell>
          <table:table-cell office:value-type="percentage" office:value="0.69571770013545742" table:style-name="ce47">
            <text:p>69,6%</text:p>
          </table:table-cell>
          <table:table-cell office:value-type="float" office:value="234311" table:style-name="ce7">
            <text:p>234.311</text:p>
          </table:table-cell>
          <table:table-cell office:value-type="percentage" office:value="0.3103124035699481" table:style-name="ce47">
            <text:p>31,0%</text:p>
          </table:table-cell>
          <table:table-cell office:value-type="float" office:value="65475" table:style-name="ce7">
            <text:p>65.475</text:p>
          </table:table-cell>
          <table:table-cell office:value-type="percentage" office:value="0.12716802299609611" table:style-name="ce47">
            <text:p>12,7%</text:p>
          </table:table-cell>
          <table:table-cell office:value-type="float" office:value="42842" table:style-name="ce7">
            <text:p>42.842</text:p>
          </table:table-cell>
          <table:table-cell office:value-type="percentage" office:value="9.9603140467815321E-2" table:style-name="ce47">
            <text:p>10,0%</text:p>
          </table:table-cell>
          <table:table-cell office:value-type="float" office:value="178400" table:style-name="ce7">
            <text:p>178.400</text:p>
          </table:table-cell>
          <table:table-cell office:value-type="percentage" office:value="0.84542150232917412" table:style-name="ce47">
            <text:p>84,5%</text:p>
          </table:table-cell>
          <table:table-cell office:value-type="float" office:value="417768" table:style-name="ce7">
            <text:p>417.768</text:p>
          </table:table-cell>
          <table:table-cell office:value-type="percentage" office:value="0.89662869259891997" table:style-name="ce47">
            <text:p>89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347" table:style-name="ce7">
            <text:p>153.347</text:p>
          </table:table-cell>
          <table:table-cell office:value-type="percentage" office:value="0.88484397359553157" table:style-name="ce47">
            <text:p>88,5%</text:p>
          </table:table-cell>
          <table:table-cell office:value-type="float" office:value="121528" table:style-name="ce7">
            <text:p>121.528</text:p>
          </table:table-cell>
          <table:table-cell office:value-type="percentage" office:value="0.91816952379513295" table:style-name="ce47">
            <text:p>91,8%</text:p>
          </table:table-cell>
          <table:table-cell office:value-type="float" office:value="114492" table:style-name="ce7">
            <text:p>114.492</text:p>
          </table:table-cell>
          <table:table-cell office:value-type="percentage" office:value="0.71039797475894417" table:style-name="ce47">
            <text:p>71,0%</text:p>
          </table:table-cell>
          <table:table-cell office:value-type="float" office:value="54283" table:style-name="ce7">
            <text:p>54.283</text:p>
          </table:table-cell>
          <table:table-cell office:value-type="percentage" office:value="0.37320472186509546" table:style-name="ce47">
            <text:p>37,3%</text:p>
          </table:table-cell>
          <table:table-cell office:value-type="float" office:value="12137" table:style-name="ce7">
            <text:p>12.137</text:p>
          </table:table-cell>
          <table:table-cell office:value-type="percentage" office:value="0.10817579792686079" table:style-name="ce47">
            <text:p>10,8%</text:p>
          </table:table-cell>
          <table:table-cell office:value-type="float" office:value="5716" table:style-name="ce7">
            <text:p>5.716</text:p>
          </table:table-cell>
          <table:table-cell office:value-type="percentage" office:value="6.1846077275137142E-2" table:style-name="ce47">
            <text:p>6,2%</text:p>
          </table:table-cell>
          <table:table-cell office:value-type="float" office:value="33955" table:style-name="ce7">
            <text:p>33.955</text:p>
          </table:table-cell>
          <table:table-cell office:value-type="percentage" office:value="0.8516214792706478" table:style-name="ce47">
            <text:p>85,2%</text:p>
          </table:table-cell>
          <table:table-cell office:value-type="float" office:value="88861" table:style-name="ce7">
            <text:p>88.861</text:p>
          </table:table-cell>
          <table:table-cell office:value-type="percentage" office:value="0.88186374237086285" table:style-name="ce47">
            <text:p>88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2361" table:style-name="ce7">
            <text:p>502.361</text:p>
          </table:table-cell>
          <table:table-cell office:value-type="percentage" office:value="0.94347535392462878" table:style-name="ce47">
            <text:p>94,3%</text:p>
          </table:table-cell>
          <table:table-cell office:value-type="float" office:value="328204" table:style-name="ce7">
            <text:p>328.204</text:p>
          </table:table-cell>
          <table:table-cell office:value-type="percentage" office:value="0.9454568500135393" table:style-name="ce47">
            <text:p>94,5%</text:p>
          </table:table-cell>
          <table:table-cell office:value-type="float" office:value="360892" table:style-name="ce7">
            <text:p>360.892</text:p>
          </table:table-cell>
          <table:table-cell office:value-type="percentage" office:value="0.92155265530000285" table:style-name="ce47">
            <text:p>92,2%</text:p>
          </table:table-cell>
          <table:table-cell office:value-type="float" office:value="355047" table:style-name="ce7">
            <text:p>355.047</text:p>
          </table:table-cell>
          <table:table-cell office:value-type="percentage" office:value="0.86748109508044513" table:style-name="ce47">
            <text:p>86,7%</text:p>
          </table:table-cell>
          <table:table-cell office:value-type="float" office:value="77737" table:style-name="ce7">
            <text:p>77.737</text:p>
          </table:table-cell>
          <table:table-cell office:value-type="percentage" office:value="0.29332724569651875" table:style-name="ce47">
            <text:p>29,3%</text:p>
          </table:table-cell>
          <table:table-cell office:value-type="float" office:value="19044" table:style-name="ce7">
            <text:p>19.044</text:p>
          </table:table-cell>
          <table:table-cell office:value-type="percentage" office:value="9.5350630363598129E-2" table:style-name="ce47">
            <text:p>9,5%</text:p>
          </table:table-cell>
          <table:table-cell office:value-type="float" office:value="110733" table:style-name="ce7">
            <text:p>110.733</text:p>
          </table:table-cell>
          <table:table-cell office:value-type="percentage" office:value="0.89330343097314435" table:style-name="ce47">
            <text:p>89,3%</text:p>
          </table:table-cell>
          <table:table-cell office:value-type="float" office:value="297076" table:style-name="ce7">
            <text:p>297.076</text:p>
          </table:table-cell>
          <table:table-cell office:value-type="percentage" office:value="0.97940156400416711" table:style-name="ce47">
            <text:p>97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537" table:style-name="ce7">
            <text:p>47.537</text:p>
          </table:table-cell>
          <table:table-cell office:value-type="percentage" office:value="0.91598743665337112" table:style-name="ce47">
            <text:p>91,6%</text:p>
          </table:table-cell>
          <table:table-cell office:value-type="float" office:value="33586" table:style-name="ce7">
            <text:p>33.586</text:p>
          </table:table-cell>
          <table:table-cell office:value-type="percentage" office:value="0.88416785131364184" table:style-name="ce47">
            <text:p>88,4%</text:p>
          </table:table-cell>
          <table:table-cell office:value-type="float" office:value="25728" table:style-name="ce7">
            <text:p>25.728</text:p>
          </table:table-cell>
          <table:table-cell office:value-type="percentage" office:value="0.56920353982300886" table:style-name="ce47">
            <text:p>56,9%</text:p>
          </table:table-cell>
          <table:table-cell office:value-type="float" office:value="15653" table:style-name="ce7">
            <text:p>15.653</text:p>
          </table:table-cell>
          <table:table-cell office:value-type="percentage" office:value="0.3296964846136024" table:style-name="ce47">
            <text:p>33,0%</text:p>
          </table:table-cell>
          <table:table-cell office:value-type="float" office:value="4248" table:style-name="ce7">
            <text:p>4.248</text:p>
          </table:table-cell>
          <table:table-cell office:value-type="percentage" office:value="0.13520050922978993" table:style-name="ce47">
            <text:p>13,5%</text:p>
          </table:table-cell>
          <table:table-cell office:value-type="float" office:value="2071" table:style-name="ce7">
            <text:p>2.071</text:p>
          </table:table-cell>
          <table:table-cell office:value-type="percentage" office:value="8.4610042080320302E-2" table:style-name="ce47">
            <text:p>8,5%</text:p>
          </table:table-cell>
          <table:table-cell office:value-type="float" office:value="12183" table:style-name="ce7">
            <text:p>12.183</text:p>
          </table:table-cell>
          <table:table-cell office:value-type="percentage" office:value="0.85362948430493268" table:style-name="ce47">
            <text:p>85,4%</text:p>
          </table:table-cell>
          <table:table-cell office:value-type="float" office:value="23632" table:style-name="ce7">
            <text:p>23.632</text:p>
          </table:table-cell>
          <table:table-cell office:value-type="percentage" office:value="0.79692452957442506" table:style-name="ce47">
            <text:p>79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2024" table:style-name="ce7">
            <text:p>792.024</text:p>
          </table:table-cell>
          <table:table-cell office:value-type="percentage" office:value="0.89609261153299602" table:style-name="ce47">
            <text:p>89,6%</text:p>
          </table:table-cell>
          <table:table-cell office:value-type="float" office:value="555269" table:style-name="ce7">
            <text:p>555.269</text:p>
          </table:table-cell>
          <table:table-cell office:value-type="percentage" office:value="0.81321158155270135" table:style-name="ce47">
            <text:p>81,3%</text:p>
          </table:table-cell>
          <table:table-cell office:value-type="float" office:value="575056" table:style-name="ce7">
            <text:p>575.056</text:p>
          </table:table-cell>
          <table:table-cell office:value-type="percentage" office:value="0.60994937382861347" table:style-name="ce47">
            <text:p>61,0%</text:p>
          </table:table-cell>
          <table:table-cell office:value-type="float" office:value="367195" table:style-name="ce7">
            <text:p>367.195</text:p>
          </table:table-cell>
          <table:table-cell office:value-type="percentage" office:value="0.35587186887610023" table:style-name="ce47">
            <text:p>35,6%</text:p>
          </table:table-cell>
          <table:table-cell office:value-type="float" office:value="160910" table:style-name="ce7">
            <text:p>160.910</text:p>
          </table:table-cell>
          <table:table-cell office:value-type="percentage" office:value="0.21438173565137222" table:style-name="ce47">
            <text:p>21,4%</text:p>
          </table:table-cell>
          <table:table-cell office:value-type="float" office:value="114263" table:style-name="ce7">
            <text:p>114.263</text:p>
          </table:table-cell>
          <table:table-cell office:value-type="percentage" office:value="0.18936714650792019" table:style-name="ce47">
            <text:p>18,9%</text:p>
          </table:table-cell>
          <table:table-cell office:value-type="float" office:value="167275" table:style-name="ce7">
            <text:p>167.275</text:p>
          </table:table-cell>
          <table:table-cell office:value-type="percentage" office:value="0.69920496915179986" table:style-name="ce47">
            <text:p>69,9%</text:p>
          </table:table-cell>
          <table:table-cell office:value-type="float" office:value="508056" table:style-name="ce7">
            <text:p>508.056</text:p>
          </table:table-cell>
          <table:table-cell office:value-type="percentage" office:value="0.7696069075210179" table:style-name="ce47">
            <text:p>77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5488" table:style-name="ce7">
            <text:p>155.488</text:p>
          </table:table-cell>
          <table:table-cell office:value-type="percentage" office:value="0.88169116312828888" table:style-name="ce47">
            <text:p>88,2%</text:p>
          </table:table-cell>
          <table:table-cell office:value-type="float" office:value="120465" table:style-name="ce7">
            <text:p>120.465</text:p>
          </table:table-cell>
          <table:table-cell office:value-type="percentage" office:value="0.82452670052429122" table:style-name="ce47">
            <text:p>82,5%</text:p>
          </table:table-cell>
          <table:table-cell office:value-type="float" office:value="124343" table:style-name="ce7">
            <text:p>124.343</text:p>
          </table:table-cell>
          <table:table-cell office:value-type="percentage" office:value="0.59939647235197424" table:style-name="ce47">
            <text:p>59,9%</text:p>
          </table:table-cell>
          <table:table-cell office:value-type="float" office:value="85500" table:style-name="ce7">
            <text:p>85.500</text:p>
          </table:table-cell>
          <table:table-cell office:value-type="percentage" office:value="0.36872520269104708" table:style-name="ce47">
            <text:p>36,9%</text:p>
          </table:table-cell>
          <table:table-cell office:value-type="float" office:value="21060" table:style-name="ce7">
            <text:p>21.060</text:p>
          </table:table-cell>
          <table:table-cell office:value-type="percentage" office:value="0.12473790824123103" table:style-name="ce47">
            <text:p>12,5%</text:p>
          </table:table-cell>
          <table:table-cell office:value-type="float" office:value="14555" table:style-name="ce7">
            <text:p>14.555</text:p>
          </table:table-cell>
          <table:table-cell office:value-type="percentage" office:value="0.10168224560226907" table:style-name="ce47">
            <text:p>10,2%</text:p>
          </table:table-cell>
          <table:table-cell office:value-type="float" office:value="47164" table:style-name="ce7">
            <text:p>47.164</text:p>
          </table:table-cell>
          <table:table-cell office:value-type="percentage" office:value="0.7072230802681102" table:style-name="ce47">
            <text:p>70,7%</text:p>
          </table:table-cell>
          <table:table-cell office:value-type="float" office:value="102875" table:style-name="ce7">
            <text:p>102.875</text:p>
          </table:table-cell>
          <table:table-cell office:value-type="percentage" office:value="0.78058015220838739" table:style-name="ce47">
            <text:p>78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775" table:style-name="ce7">
            <text:p>91.775</text:p>
          </table:table-cell>
          <table:table-cell office:value-type="percentage" office:value="0.93605932030516914" table:style-name="ce47">
            <text:p>93,6%</text:p>
          </table:table-cell>
          <table:table-cell office:value-type="float" office:value="67778" table:style-name="ce7">
            <text:p>67.778</text:p>
          </table:table-cell>
          <table:table-cell office:value-type="percentage" office:value="0.94049898703965806" table:style-name="ce47">
            <text:p>94,0%</text:p>
          </table:table-cell>
          <table:table-cell office:value-type="float" office:value="62165" table:style-name="ce7">
            <text:p>62.165</text:p>
          </table:table-cell>
          <table:table-cell office:value-type="percentage" office:value="0.67600043497172679" table:style-name="ce47">
            <text:p>67,6%</text:p>
          </table:table-cell>
          <table:table-cell office:value-type="float" office:value="38780" table:style-name="ce7">
            <text:p>38.780</text:p>
          </table:table-cell>
          <table:table-cell office:value-type="percentage" office:value="0.40549159843993432" table:style-name="ce47">
            <text:p>40,5%</text:p>
          </table:table-cell>
          <table:table-cell office:value-type="float" office:value="9085" table:style-name="ce7">
            <text:p>9.085</text:p>
          </table:table-cell>
          <table:table-cell office:value-type="percentage" office:value="0.14033922392486406" table:style-name="ce47">
            <text:p>14,0%</text:p>
          </table:table-cell>
          <table:table-cell office:value-type="float" office:value="6027" table:style-name="ce7">
            <text:p>6.027</text:p>
          </table:table-cell>
          <table:table-cell office:value-type="percentage" office:value="0.10364217911679736" table:style-name="ce47">
            <text:p>10,4%</text:p>
          </table:table-cell>
          <table:table-cell office:value-type="float" office:value="19604" table:style-name="ce7">
            <text:p>19.604</text:p>
          </table:table-cell>
          <table:table-cell office:value-type="percentage" office:value="0.8233515329693406" table:style-name="ce47">
            <text:p>82,3%</text:p>
          </table:table-cell>
          <table:table-cell office:value-type="float" office:value="58868" table:style-name="ce7">
            <text:p>58.868</text:p>
          </table:table-cell>
          <table:table-cell office:value-type="percentage" office:value="0.8762074867902061" table:style-name="ce47">
            <text:p>87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0274" table:style-name="ce7">
            <text:p>340.274</text:p>
          </table:table-cell>
          <table:table-cell office:value-type="percentage" office:value="0.9064473764827794" table:style-name="ce47">
            <text:p>90,6%</text:p>
          </table:table-cell>
          <table:table-cell office:value-type="float" office:value="242064" table:style-name="ce7">
            <text:p>242.064</text:p>
          </table:table-cell>
          <table:table-cell office:value-type="percentage" office:value="0.88082207731718676" table:style-name="ce47">
            <text:p>88,1%</text:p>
          </table:table-cell>
          <table:table-cell office:value-type="float" office:value="227579" table:style-name="ce7">
            <text:p>227.579</text:p>
          </table:table-cell>
          <table:table-cell office:value-type="percentage" office:value="0.70389248874936206" table:style-name="ce47">
            <text:p>70,4%</text:p>
          </table:table-cell>
          <table:table-cell office:value-type="float" office:value="124444" table:style-name="ce7">
            <text:p>124.444</text:p>
          </table:table-cell>
          <table:table-cell office:value-type="percentage" office:value="0.38746236498877568" table:style-name="ce47">
            <text:p>38,7%</text:p>
          </table:table-cell>
          <table:table-cell office:value-type="float" office:value="26667" table:style-name="ce7">
            <text:p>26.667</text:p>
          </table:table-cell>
          <table:table-cell office:value-type="percentage" office:value="0.12980369059730043" table:style-name="ce47">
            <text:p>13,0%</text:p>
          </table:table-cell>
          <table:table-cell office:value-type="float" office:value="15459" table:style-name="ce7">
            <text:p>15.459</text:p>
          </table:table-cell>
          <table:table-cell office:value-type="percentage" office:value="9.1532408476472996E-2" table:style-name="ce47">
            <text:p>9,2%</text:p>
          </table:table-cell>
          <table:table-cell office:value-type="float" office:value="77909" table:style-name="ce7">
            <text:p>77.909</text:p>
          </table:table-cell>
          <table:table-cell office:value-type="percentage" office:value="0.78699934340118183" table:style-name="ce47">
            <text:p>78,7%</text:p>
          </table:table-cell>
          <table:table-cell office:value-type="float" office:value="187676" table:style-name="ce7">
            <text:p>187.676</text:p>
          </table:table-cell>
          <table:table-cell office:value-type="percentage" office:value="0.85135453902124802" table:style-name="ce47">
            <text:p>85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215" table:style-name="ce7">
            <text:p>5.215</text:p>
          </table:table-cell>
          <table:table-cell office:value-type="percentage" office:value="0.83533557584494633" table:style-name="ce47">
            <text:p>83,5%</text:p>
          </table:table-cell>
          <table:table-cell office:value-type="float" office:value="6056" table:style-name="ce7">
            <text:p>6.056</text:p>
          </table:table-cell>
          <table:table-cell office:value-type="percentage" office:value="0.80158835208471213" table:style-name="ce47">
            <text:p>80,2%</text:p>
          </table:table-cell>
          <table:table-cell office:value-type="float" office:value="6304" table:style-name="ce7">
            <text:p>6.304</text:p>
          </table:table-cell>
          <table:table-cell office:value-type="percentage" office:value="0.59838633127669671" table:style-name="ce47">
            <text:p>59,8%</text:p>
          </table:table-cell>
          <table:table-cell office:value-type="float" office:value="4816" table:style-name="ce7">
            <text:p>4.816</text:p>
          </table:table-cell>
          <table:table-cell office:value-type="percentage" office:value="0.43540367055419943" table:style-name="ce47">
            <text:p>43,5%</text:p>
          </table:table-cell>
          <table:table-cell office:value-type="float" office:value="1607" table:style-name="ce7">
            <text:p>1.607</text:p>
          </table:table-cell>
          <table:table-cell office:value-type="percentage" office:value="0.17661281459501044" table:style-name="ce47">
            <text:p>17,7%</text:p>
          </table:table-cell>
          <table:table-cell office:value-type="float" office:value="502" table:style-name="ce7">
            <text:p>502</text:p>
          </table:table-cell>
          <table:table-cell office:value-type="percentage" office:value="5.6819468024900961E-2" table:style-name="ce47">
            <text:p>5,7%</text:p>
          </table:table-cell>
          <table:table-cell office:value-type="float" office:value="1365" table:style-name="ce7">
            <text:p>1.365</text:p>
          </table:table-cell>
          <table:table-cell office:value-type="percentage" office:value="0.36752827140549271" table:style-name="ce47">
            <text:p>36,8%</text:p>
          </table:table-cell>
          <table:table-cell office:value-type="float" office:value="7012" table:style-name="ce7">
            <text:p>7.012</text:p>
          </table:table-cell>
          <table:table-cell office:value-type="percentage" office:value="0.81317406934941439" table:style-name="ce47">
            <text:p>81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97" table:style-name="ce7">
            <text:p>4.097</text:p>
          </table:table-cell>
          <table:table-cell office:value-type="percentage" office:value="0.7570214338507022" table:style-name="ce47">
            <text:p>75,7%</text:p>
          </table:table-cell>
          <table:table-cell office:value-type="float" office:value="4921" table:style-name="ce7">
            <text:p>4.921</text:p>
          </table:table-cell>
          <table:table-cell office:value-type="percentage" office:value="0.66906866077498306" table:style-name="ce47">
            <text:p>66,9%</text:p>
          </table:table-cell>
          <table:table-cell office:value-type="float" office:value="5928" table:style-name="ce7">
            <text:p>5.928</text:p>
          </table:table-cell>
          <table:table-cell office:value-type="percentage" office:value="0.59446450060168476" table:style-name="ce47">
            <text:p>59,4%</text:p>
          </table:table-cell>
          <table:table-cell office:value-type="float" office:value="4954" table:style-name="ce7">
            <text:p>4.954</text:p>
          </table:table-cell>
          <table:table-cell office:value-type="percentage" office:value="0.47488496932515339" table:style-name="ce47">
            <text:p>47,5%</text:p>
          </table:table-cell>
          <table:table-cell office:value-type="float" office:value="1689" table:style-name="ce7">
            <text:p>1.689</text:p>
          </table:table-cell>
          <table:table-cell office:value-type="percentage" office:value="0.19005288623832564" table:style-name="ce47">
            <text:p>19,0%</text:p>
          </table:table-cell>
          <table:table-cell office:value-type="float" office:value="753" table:style-name="ce7">
            <text:p>753</text:p>
          </table:table-cell>
          <table:table-cell office:value-type="percentage" office:value="8.5142469470827681E-2" table:style-name="ce47">
            <text:p>8,5%</text:p>
          </table:table-cell>
          <table:table-cell office:value-type="float" office:value="1213" table:style-name="ce7">
            <text:p>1.213</text:p>
          </table:table-cell>
          <table:table-cell office:value-type="percentage" office:value="0.27009574704965489" table:style-name="ce47">
            <text:p>27,0%</text:p>
          </table:table-cell>
          <table:table-cell office:value-type="float" office:value="5886" table:style-name="ce7">
            <text:p>5.886</text:p>
          </table:table-cell>
          <table:table-cell office:value-type="percentage" office:value="0.83182589033352172" table:style-name="ce47">
            <text:p>83,2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394" table:style-name="ce7">
            <text:p>2.394</text:p>
          </table:table-cell>
          <table:table-cell office:value-type="percentage" office:value="0.66370945383975599" table:style-name="ce47">
            <text:p>66,4%</text:p>
          </table:table-cell>
          <table:table-cell office:value-type="float" office:value="6428" table:style-name="ce7">
            <text:p>6.428</text:p>
          </table:table-cell>
          <table:table-cell office:value-type="percentage" office:value="0.67577796467619844" table:style-name="ce47">
            <text:p>67,6%</text:p>
          </table:table-cell>
          <table:table-cell office:value-type="float" office:value="13801" table:style-name="ce7">
            <text:p>13.801</text:p>
          </table:table-cell>
          <table:table-cell office:value-type="percentage" office:value="0.62247981597582425" table:style-name="ce47">
            <text:p>62,2%</text:p>
          </table:table-cell>
          <table:table-cell office:value-type="float" office:value="16298" table:style-name="ce7">
            <text:p>16.298</text:p>
          </table:table-cell>
          <table:table-cell office:value-type="percentage" office:value="0.51002972930683776" table:style-name="ce47">
            <text:p>51,0%</text:p>
          </table:table-cell>
          <table:table-cell office:value-type="float" office:value="11842" table:style-name="ce7">
            <text:p>11.842</text:p>
          </table:table-cell>
          <table:table-cell office:value-type="percentage" office:value="0.49521180947601723" table:style-name="ce47">
            <text:p>49,5%</text:p>
          </table:table-cell>
          <table:table-cell office:value-type="float" office:value="1078" table:style-name="ce7">
            <text:p>1.078</text:p>
          </table:table-cell>
          <table:table-cell office:value-type="percentage" office:value="0.850828729281768" table:style-name="ce47">
            <text:p>85,1%</text:p>
          </table:table-cell>
          <table:table-cell office:value-type="float" office:value="19949" table:style-name="ce7">
            <text:p>19.949</text:p>
          </table:table-cell>
          <table:table-cell office:value-type="percentage" office:value="0.36991229208774501" table:style-name="ce47">
            <text:p>37,0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3" table:style-name="ce7">
            <text:p>13</text:p>
          </table:table-cell>
          <table:table-cell office:value-type="percentage" office:value="0.16883116883116883" table:style-name="ce50">
            <text:p>16,9%</text:p>
          </table:table-cell>
          <table:table-cell office:value-type="float" office:value="140" table:style-name="ce7">
            <text:p>140</text:p>
          </table:table-cell>
          <table:table-cell office:value-type="percentage" office:value="0.49822064056939502" table:style-name="ce50">
            <text:p>49,8%</text:p>
          </table:table-cell>
          <table:table-cell office:value-type="float" office:value="295" table:style-name="ce7">
            <text:p>295</text:p>
          </table:table-cell>
          <table:table-cell office:value-type="percentage" office:value="0.33986175115207373" table:style-name="ce50">
            <text:p>34,0%</text:p>
          </table:table-cell>
          <table:table-cell office:value-type="float" office:value="350" table:style-name="ce7">
            <text:p>350</text:p>
          </table:table-cell>
          <table:table-cell office:value-type="percentage" office:value="0.19476905954368393" table:style-name="ce50">
            <text:p>19,5%</text:p>
          </table:table-cell>
          <table:table-cell office:value-type="float" office:value="279" table:style-name="ce7">
            <text:p>279</text:p>
          </table:table-cell>
          <table:table-cell office:value-type="percentage" office:value="0.1263014938886374" table:style-name="ce50">
            <text:p>12,6%</text:p>
          </table:table-cell>
          <table:table-cell office:value-type="float" office:value="197" table:style-name="ce7">
            <text:p>197</text:p>
          </table:table-cell>
          <table:table-cell office:value-type="percentage" office:value="9.9696356275303641E-2" table:style-name="ce50">
            <text:p>10,0%</text:p>
          </table:table-cell>
          <table:table-cell office:value-type="float" office:value="462" table:style-name="ce7">
            <text:p>462</text:p>
          </table:table-cell>
          <table:table-cell office:value-type="percentage" office:value="0.10396039603960396" table:style-name="ce50">
            <text:p>10,4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33130" table:style-name="ce65">
            <text:p>6.233.130</text:p>
          </table:table-cell>
          <table:table-cell office:value-type="percentage" office:value="0.90957856877375232" table:style-name="ce66">
            <text:p>90,96%</text:p>
          </table:table-cell>
          <table:table-cell office:value-type="float" office:value="4608959" table:style-name="ce65">
            <text:p>4.608.959</text:p>
          </table:table-cell>
          <table:table-cell office:value-type="percentage" office:value="0.87626592939770009" table:style-name="ce66">
            <text:p>87,63%</text:p>
          </table:table-cell>
          <table:table-cell office:value-type="float" office:value="4290831" table:style-name="ce65">
            <text:p>4.290.831</text:p>
          </table:table-cell>
          <table:table-cell office:value-type="percentage" office:value="0.64139506454637707" table:style-name="ce66">
            <text:p>64,14%</text:p>
          </table:table-cell>
          <table:table-cell office:value-type="float" office:value="2655903" table:style-name="ce65">
            <text:p>2.655.903</text:p>
          </table:table-cell>
          <table:table-cell office:value-type="percentage" office:value="0.3792017112673281" table:style-name="ce66">
            <text:p>37,92%</text:p>
          </table:table-cell>
          <table:table-cell office:value-type="float" office:value="811082" table:style-name="ce65">
            <text:p>811.082</text:p>
          </table:table-cell>
          <table:table-cell office:value-type="percentage" office:value="0.16376515986992182" table:style-name="ce66">
            <text:p>16,38%</text:p>
          </table:table-cell>
          <table:table-cell office:value-type="float" office:value="448632" table:style-name="ce65">
            <text:p>448.632</text:p>
          </table:table-cell>
          <table:table-cell office:value-type="percentage" office:value="0.11078982870782983" table:style-name="ce66">
            <text:p>11,08%</text:p>
          </table:table-cell>
          <table:table-cell office:value-type="float" office:value="1376603" table:style-name="ce65">
            <text:p>1.376.603</text:p>
          </table:table-cell>
          <table:table-cell office:value-type="percentage" office:value="0.6946081951074784" table:style-name="ce66">
            <text:p>69,46%</text:p>
          </table:table-cell>
          <table:table-cell office:value-type="float" office:value="3923411" table:style-name="ce65">
            <text:p>3.923.411</text:p>
          </table:table-cell>
          <table:table-cell office:value-type="percentage" office:value="0.81444359795652743" table:style-name="ce66">
            <text:p>81,44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73408" table:style-name="ce73">
            <text:p>373.408</text:p>
          </table:table-cell>
          <table:table-cell office:value-type="percentage" office:value="0.59684831202957644" table:style-name="ce74">
            <text:p>59,68%</text:p>
          </table:table-cell>
          <table:table-cell office:value-type="date" office:date-value="2022-01-20T00:00:00" table:style-name="ce75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5858" table:style-name="ce77">
            <text:p>45.858</text:p>
          </table:table-cell>
          <table:table-cell office:value-type="percentage" office:value="0.51208808388516036" table:style-name="ce78">
            <text:p>51,21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7907" table:style-name="ce77">
            <text:p>37.907</text:p>
          </table:table-cell>
          <table:table-cell office:value-type="percentage" office:value="0.70872751748120999" table:style-name="ce78">
            <text:p>70,87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5235" table:style-name="ce77">
            <text:p>25.235</text:p>
          </table:table-cell>
          <table:table-cell office:value-type="percentage" office:value="0.29897872138761195" table:style-name="ce78">
            <text:p>29,90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2604" table:style-name="ce77">
            <text:p>62.604</text:p>
          </table:table-cell>
          <table:table-cell office:value-type="percentage" office:value="0.46897894973406246" table:style-name="ce78">
            <text:p>46,90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1644" table:style-name="ce77">
            <text:p>21.644</text:p>
          </table:table-cell>
          <table:table-cell office:value-type="percentage" office:value="0.58805629516926583" table:style-name="ce78">
            <text:p>58,81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89630" table:style-name="ce77">
            <text:p>89.630</text:p>
          </table:table-cell>
          <table:table-cell office:value-type="percentage" office:value="0.65452978720296773" table:style-name="ce78">
            <text:p>65,45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82449" table:style-name="ce77">
            <text:p>82.449</text:p>
          </table:table-cell>
          <table:table-cell office:value-type="percentage" office:value="0.55880957544867971" table:style-name="ce78">
            <text:p>55,88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06003" table:style-name="ce77">
            <text:p>206.003</text:p>
          </table:table-cell>
          <table:table-cell office:value-type="percentage" office:value="0.36849881849550919" table:style-name="ce78">
            <text:p>36,85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04641" table:style-name="ce77">
            <text:p>204.641</text:p>
          </table:table-cell>
          <table:table-cell office:value-type="percentage" office:value="0.58100335017886551" table:style-name="ce78">
            <text:p>58,10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4189" table:style-name="ce77">
            <text:p>44.189</text:p>
          </table:table-cell>
          <table:table-cell office:value-type="percentage" office:value="0.6542060225624019" table:style-name="ce78">
            <text:p>65,42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3749" table:style-name="ce77">
            <text:p>123.749</text:p>
          </table:table-cell>
          <table:table-cell office:value-type="percentage" office:value="0.80850521694248623" table:style-name="ce78">
            <text:p>80,85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2608" table:style-name="ce77">
            <text:p>12.608</text:p>
          </table:table-cell>
          <table:table-cell office:value-type="percentage" office:value="0.57476294675419404" table:style-name="ce78">
            <text:p>57,48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08094" table:style-name="ce77">
            <text:p>208.094</text:p>
          </table:table-cell>
          <table:table-cell office:value-type="percentage" office:value="0.42359756867119658" table:style-name="ce78">
            <text:p>42,36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0591" table:style-name="ce77">
            <text:p>60.591</text:p>
          </table:table-cell>
          <table:table-cell office:value-type="percentage" office:value="0.5022172121975681" table:style-name="ce78">
            <text:p>50,22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4185" table:style-name="ce77">
            <text:p>24.185</text:p>
          </table:table-cell>
          <table:table-cell office:value-type="percentage" office:value="0.49543182563094068" table:style-name="ce78">
            <text:p>49,54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5773" table:style-name="ce77">
            <text:p>75.773</text:p>
          </table:table-cell>
          <table:table-cell office:value-type="percentage" office:value="0.51434292696171602" table:style-name="ce78">
            <text:p>51,43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604" table:style-name="ce77">
            <text:p>2.604</text:p>
          </table:table-cell>
          <table:table-cell office:value-type="percentage" office:value="0.32746478873239437" table:style-name="ce78">
            <text:p>32,75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2792" table:style-name="ce77">
            <text:p>2.792</text:p>
          </table:table-cell>
          <table:table-cell office:value-type="percentage" office:value="0.2855973813420622" table:style-name="ce78">
            <text:p>28,56%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0T00:00:00" table:style-name="ce79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20T00:00:00" table:style-name="ce83">
            <text:p>20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703964" table:style-name="ce85">
            <text:p>1.703.964</text:p>
          </table:table-cell>
          <table:table-cell office:value-type="percentage" office:value="0.51833007798538122" table:style-name="ce86">
            <text:p>51,83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1T16:24:19Z</dc:date>
  </office:meta>
</office:document-meta>
</file>